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T4" style:parent-style-name="Policepardéfaut" style:family="text">
      <style:text-properties fo:language="en" fo:country="US"/>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style:text-position="super 66.6%"/>
    </style:style>
    <style:style style:name="T11" style:parent-style-name="Policepardéfaut" style:family="text">
      <style:text-properties style:text-position="super 66.6%"/>
    </style:style>
    <style:style style:name="T12" style:parent-style-name="Lienhypertexte" style:family="text">
      <style:text-properties style:font-name-asian="Times New Roman"/>
    </style:style>
    <style:style style:name="T13" style:parent-style-name="Policepardéfaut" style:family="text">
      <style:text-properties style:text-position="super 66.6%"/>
    </style:style>
    <style:style style:name="T14" style:parent-style-name="Lienhypertexte" style:family="text">
      <style:text-properties style:font-name-asian="Times New Roman"/>
    </style:style>
    <style:style style:name="T15" style:parent-style-name="Policepardéfaut" style:family="text">
      <style:text-properties style:text-position="super 66.6%"/>
    </style:style>
    <style:style style:name="T16" style:parent-style-name="Policepardéfaut" style:family="text">
      <style:text-properties style:text-position="super 66.6%"/>
    </style:style>
    <style:style style:name="T17" style:parent-style-name="Lienhypertexte" style:family="text">
      <style:text-properties style:font-name-asian="Times New Roman"/>
    </style:style>
    <style:style style:name="T18" style:parent-style-name="Policepardéfaut" style:family="text">
      <style:text-properties style:text-position="super 66.6%"/>
    </style:style>
    <style:style style:name="T19" style:parent-style-name="Policepardéfaut" style:family="text">
      <style:text-properties style:text-position="super 66.6%"/>
    </style:style>
    <style:style style:name="T20" style:parent-style-name="Lienhypertexte" style:family="text">
      <style:text-properties style:font-name-asian="Times New Roman"/>
    </style:style>
    <style:style style:name="T21" style:parent-style-name="Policepardéfaut" style:family="text">
      <style:text-properties style:text-position="super 66.6%"/>
    </style:style>
    <style:style style:name="T22" style:parent-style-name="Lienhypertexte" style:family="text">
      <style:text-properties style:font-name-asian="Times New Roman"/>
    </style:style>
    <style:style style:name="T23" style:parent-style-name="Policepardéfaut" style:family="text">
      <style:text-properties style:text-position="super 66.6%"/>
    </style:style>
    <style:style style:name="T24" style:parent-style-name="Policepardéfaut" style:family="text">
      <style:text-properties style:text-position="super 66.6%"/>
    </style:style>
    <style:style style:name="T25" style:parent-style-name="Lienhypertexte" style:family="text">
      <style:text-properties style:font-name-asian="Times New Roman"/>
    </style:style>
    <style:style style:name="T26" style:parent-style-name="Policepardéfaut" style:family="text">
      <style:text-properties style:text-position="super 66.6%"/>
    </style:style>
    <style:style style:name="T27" style:parent-style-name="Lienhypertexte" style:family="text">
      <style:text-properties style:font-name-asian="Times New Roman"/>
    </style:style>
    <style:style style:name="P28" style:parent-style-name="term" style:family="paragraph">
      <style:paragraph-properties fo:background-color="#E6E6FF"/>
    </style:style>
    <style:style style:name="P29" style:parent-style-name="term" style:family="paragraph">
      <style:paragraph-properties fo:background-color="#E6E6FF"/>
    </style:style>
    <style:style style:name="T30" style:parent-style-name="Policepardéfaut" style:family="text">
      <style:text-properties style:text-position="super 65.9%"/>
    </style:style>
    <style:style style:name="T31" style:parent-style-name="Policepardéfaut" style:family="text">
      <style:text-properties style:text-position="super 63.6%"/>
    </style:style>
    <style:style style:name="T32" style:parent-style-name="title" style:family="text">
      <style:text-properties fo:font-weight="bold" style:font-weight-asian="bold" fo:font-style="normal" style:font-style-asian="normal"/>
    </style:style>
    <style:style style:name="T33" style:parent-style-name="Policepardéfaut" style:family="text">
      <style:text-properties fo:font-variant="small-caps"/>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style:font-style-complex="italic"/>
    </style:style>
    <style:style style:name="T36" style:parent-style-name="Policepardéfaut" style:family="text">
      <style:text-properties style:text-position="super 66.6%"/>
    </style:style>
    <style:style style:name="T37" style:parent-style-name="Policepardéfaut" style:family="text">
      <style:text-properties style:font-style-complex="italic"/>
    </style:style>
    <style:style style:name="T38" style:parent-style-name="Policepardéfaut" style:family="text">
      <style:text-properties style:font-style-complex="italic"/>
    </style:style>
    <style:style style:name="T39" style:parent-style-name="Policepardéfaut" style:family="text">
      <style:text-properties style:text-position="super 66.6%"/>
    </style:style>
    <style:style style:name="T40" style:parent-style-name="Policepardéfaut" style:family="text">
      <style:text-properties style:text-position="super 66.6%"/>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style:text-position="super 66.6%"/>
    </style:style>
    <style:style style:name="T43" style:parent-style-name="title" style:family="text">
      <style:text-properties fo:font-weight="bold" style:font-weight-asian="bold" fo:font-style="normal" style:font-style-asian="normal"/>
    </style:style>
    <style:style style:name="T44" style:parent-style-name="Policepardéfaut" style:family="text">
      <style:text-properties style:font-size-complex="12pt"/>
    </style:style>
    <style:style style:name="T45" style:parent-style-name="Policepardéfaut" style:family="text">
      <style:text-properties fo:font-style="italic" style:font-style-asian="italic" style:font-style-complex="italic" style:font-size-complex="12pt"/>
    </style:style>
    <style:style style:name="T46" style:parent-style-name="Policepardéfaut" style:family="text">
      <style:text-properties style:font-size-complex="12pt"/>
    </style:style>
    <style:style style:name="T47" style:parent-style-name="Policepardéfaut" style:family="text">
      <style:text-properties fo:font-variant="small-caps" style:font-size-complex="12pt"/>
    </style:style>
    <style:style style:name="T48" style:parent-style-name="Policepardéfaut" style:family="text">
      <style:text-properties style:font-size-complex="12pt"/>
    </style:style>
    <style:style style:name="T49" style:parent-style-name="Policepardéfaut" style:family="text">
      <style:text-properties fo:font-style="italic" style:font-style-asian="italic" style:font-style-complex="italic" style:font-size-complex="12pt"/>
    </style:style>
    <style:style style:name="T50" style:parent-style-name="Policepardéfaut" style:family="text">
      <style:text-properties style:font-style-complex="italic" style:font-size-complex="12pt"/>
    </style:style>
    <style:style style:name="T51" style:parent-style-name="Policepardéfaut" style:family="text">
      <style:text-properties style:font-size-complex="12pt"/>
    </style:style>
    <style:style style:name="T52" style:parent-style-name="Policepardéfaut" style:family="text">
      <style:text-properties style:font-size-complex="12pt"/>
    </style:style>
    <style:style style:name="T53" style:parent-style-name="Policepardéfaut" style:family="text">
      <style:text-properties style:font-size-complex="12pt"/>
    </style:style>
    <style:style style:name="T54" style:parent-style-name="Policepardéfaut" style:family="text">
      <style:text-properties style:font-size-complex="12pt"/>
    </style:style>
    <style:style style:name="T55" style:parent-style-name="Policepardéfaut" style:family="text">
      <style:text-properties style:font-size-complex="12pt"/>
    </style:style>
    <style:style style:name="T56" style:parent-style-name="Policepardéfaut" style:family="text">
      <style:text-properties style:font-style-complex="italic"/>
    </style:style>
    <style:style style:name="T57" style:parent-style-name="Policepardéfaut" style:family="text">
      <style:text-properties style:font-size-complex="12pt"/>
    </style:style>
    <style:style style:name="T58" style:parent-style-name="Policepardéfaut" style:family="text">
      <style:text-properties style:font-size-complex="12pt"/>
    </style:style>
    <style:style style:name="T59" style:parent-style-name="Policepardéfaut" style:family="text">
      <style:text-properties style:font-size-complex="12pt"/>
    </style:style>
    <style:style style:name="T60" style:parent-style-name="Policepardéfaut" style:family="text">
      <style:text-properties style:font-size-complex="12pt"/>
    </style:style>
    <style:style style:name="T61" style:parent-style-name="Policepardéfaut" style:family="text">
      <style:text-properties style:font-size-complex="12pt"/>
    </style:style>
    <style:style style:name="T62" style:parent-style-name="Policepardéfaut" style:family="text">
      <style:text-properties style:font-size-complex="12pt"/>
    </style:style>
    <style:style style:name="T63" style:parent-style-name="Policepardéfaut" style:family="text">
      <style:text-properties style:font-size-complex="12pt"/>
    </style:style>
    <style:style style:name="T64" style:parent-style-name="Policepardéfaut" style:family="text">
      <style:text-properties style:font-size-complex="12pt"/>
    </style:style>
    <style:style style:name="T65" style:parent-style-name="Policepardéfaut" style:family="text">
      <style:text-properties style:font-size-complex="12pt"/>
    </style:style>
    <style:style style:name="T66" style:parent-style-name="Policepardéfaut" style:family="text">
      <style:text-properties style:font-size-complex="12pt"/>
    </style:style>
    <style:style style:name="T67" style:parent-style-name="Policepardéfaut" style:family="text">
      <style:text-properties style:font-size-complex="12pt"/>
    </style:style>
    <style:style style:name="T68" style:parent-style-name="Policepardéfaut" style:family="text">
      <style:text-properties style:font-size-complex="12pt"/>
    </style:style>
    <style:style style:name="T69" style:parent-style-name="Policepardéfaut" style:family="text">
      <style:text-properties style:font-size-complex="12pt"/>
    </style:style>
    <style:style style:name="T70" style:parent-style-name="Policepardéfaut" style:family="text">
      <style:text-properties style:font-size-complex="12pt"/>
    </style:style>
    <style:style style:name="T71" style:parent-style-name="Policepardéfaut" style:family="text">
      <style:text-properties style:font-size-complex="12pt"/>
    </style:style>
    <style:style style:name="T72" style:parent-style-name="Policepardéfaut" style:family="text">
      <style:text-properties style:font-size-complex="12pt"/>
    </style:style>
    <style:style style:name="T73" style:parent-style-name="Policepardéfaut" style:family="text">
      <style:text-properties style:font-size-complex="12pt"/>
    </style:style>
    <style:style style:name="T74" style:parent-style-name="Policepardéfaut" style:family="text">
      <style:text-properties style:font-size-complex="12pt"/>
    </style:style>
    <style:style style:name="T75" style:parent-style-name="Policepardéfaut" style:family="text">
      <style:text-properties style:font-size-complex="12pt"/>
    </style:style>
    <style:style style:name="T76" style:parent-style-name="title" style:family="text">
      <style:text-properties fo:font-weight="bold" style:font-weight-asian="bold" fo:font-style="normal" style:font-style-asian="normal"/>
    </style:style>
    <style:style style:name="T77" style:parent-style-name="Policepardéfaut" style:family="text">
      <style:text-properties style:font-weight-complex="bold"/>
    </style:style>
    <style:style style:name="T78" style:parent-style-name="Policepardéfaut" style:family="text">
      <style:text-properties fo:font-variant="small-caps"/>
    </style:style>
    <style:style style:name="T79" style:parent-style-name="Policepardéfaut" style:family="text">
      <style:text-properties fo:font-style="italic" style:font-style-asian="italic" style:font-style-complex="italic"/>
    </style:style>
    <style:style style:name="T80" style:parent-style-name="Policepardéfaut" style:family="text">
      <style:text-properties fo:font-style="italic" style:font-style-asian="italic" style:font-style-complex="italic"/>
    </style:style>
    <style:style style:name="T81" style:parent-style-name="Policepardéfaut" style:family="text">
      <style:text-properties fo:font-style="italic" style:font-style-asian="italic" style:font-style-complex="italic"/>
    </style:style>
    <style:style style:name="P82" style:parent-style-name="byline" style:family="paragraph">
      <style:text-properties fo:font-style="italic" style:font-style-asian="italic"/>
    </style:style>
    <style:style style:name="T83" style:parent-style-name="title" style:family="text">
      <style:text-properties fo:font-weight="bold" style:font-weight-asian="bold" fo:font-style="normal" style:font-style-asian="normal"/>
    </style:style>
    <style:style style:name="T84" style:parent-style-name="Policepardéfaut" style:family="text">
      <style:text-properties style:font-weight-complex="bold"/>
    </style:style>
    <style:style style:name="T85" style:parent-style-name="Policepardéfaut" style:family="text">
      <style:text-properties style:font-style-complex="italic"/>
    </style:style>
    <style:style style:name="T86" style:parent-style-name="Policepardéfaut" style:family="text">
      <style:text-properties fo:font-variant="small-caps"/>
    </style:style>
    <style:style style:name="T87" style:parent-style-name="Policepardéfaut" style:family="text">
      <style:text-properties style:font-weight-complex="bold" style:font-style-complex="italic"/>
    </style:style>
    <style:style style:name="T88" style:parent-style-name="Policepardéfaut" style:family="text">
      <style:text-properties style:font-style-complex="italic"/>
    </style:style>
    <style:style style:name="T89" style:parent-style-name="Policepardéfaut" style:family="text">
      <style:text-properties style:font-weight-complex="bold" style:font-style-complex="italic"/>
    </style:style>
    <style:style style:name="T90" style:parent-style-name="Policepardéfaut" style:family="text">
      <style:text-properties style:font-weight-complex="bold" style:font-style-complex="italic"/>
    </style:style>
    <style:style style:name="T91" style:parent-style-name="title" style:family="text">
      <style:text-properties fo:font-weight="bold" style:font-weight-asian="bold" fo:font-style="normal" style:font-style-asian="normal"/>
    </style:style>
    <style:style style:name="T92" style:parent-style-name="Policepardéfaut" style:family="text">
      <style:text-properties style:font-weight-complex="bold"/>
    </style:style>
    <style:style style:name="T93" style:parent-style-name="Policepardéfaut" style:family="text">
      <style:text-properties fo:font-variant="small-caps"/>
    </style:style>
    <style:style style:name="T94" style:parent-style-name="Policepardéfaut" style:family="text">
      <style:text-properties fo:font-variant="small-caps"/>
    </style:style>
    <style:style style:name="T95" style:parent-style-name="Policepardéfaut" style:family="text">
      <style:text-properties fo:font-variant="small-caps"/>
    </style:style>
    <style:style style:name="T96" style:parent-style-name="Policepardéfaut" style:family="text">
      <style:text-properties fo:font-variant="small-caps"/>
    </style:style>
    <style:style style:name="T97" style:parent-style-name="Policepardéfaut" style:family="text">
      <style:text-properties fo:font-variant="small-caps"/>
    </style:style>
    <style:style style:name="T98" style:parent-style-name="Policepardéfaut" style:family="text">
      <style:text-properties style:font-weight-complex="bold" fo:font-style="italic" style:font-style-asian="italic" style:font-style-complex="italic"/>
    </style:style>
    <style:style style:name="T99" style:parent-style-name="Policepardéfaut" style:family="text">
      <style:text-properties style:font-weight-complex="bold"/>
    </style:style>
    <style:style style:name="T100" style:parent-style-name="Policepardéfaut" style:family="text">
      <style:text-properties style:font-weight-complex="bold" style:font-style-complex="italic"/>
    </style:style>
    <style:style style:name="T101" style:parent-style-name="Policepardéfaut" style:family="text">
      <style:text-properties style:font-weight-complex="bold" style:font-style-complex="italic"/>
    </style:style>
    <style:style style:name="T102" style:parent-style-name="Policepardéfaut" style:family="text">
      <style:text-properties style:font-weight-complex="bold" fo:font-style="italic" style:font-style-asian="italic" style:font-style-complex="italic"/>
    </style:style>
    <style:style style:name="T103" style:parent-style-name="Policepardéfaut" style:family="text">
      <style:text-properties style:font-style-complex="italic"/>
    </style:style>
    <style:style style:name="T104" style:parent-style-name="Policepardéfaut" style:family="text">
      <style:text-properties style:font-weight-complex="bold" fo:font-style="italic" style:font-style-asian="italic" style:font-style-complex="italic"/>
    </style:style>
    <style:style style:name="T105" style:parent-style-name="Policepardéfaut" style:family="text">
      <style:text-properties style:font-style-complex="italic"/>
    </style:style>
    <style:style style:name="T106" style:parent-style-name="Policepardéfaut" style:family="text">
      <style:text-properties style:font-weight-complex="bold" fo:font-style="italic" style:font-style-asian="italic" style:font-style-complex="italic"/>
    </style:style>
    <style:style style:name="T107" style:parent-style-name="Policepardéfaut" style:family="text">
      <style:text-properties style:font-style-complex="italic"/>
    </style:style>
    <style:style style:name="T108" style:parent-style-name="Policepardéfaut" style:family="text">
      <style:text-properties style:font-weight-complex="bold" fo:font-style="italic" style:font-style-asian="italic" style:font-style-complex="italic"/>
    </style:style>
    <style:style style:name="T109" style:parent-style-name="Policepardéfaut" style:family="text">
      <style:text-properties style:font-style-complex="italic"/>
    </style:style>
    <style:style style:name="T110" style:parent-style-name="Policepardéfaut" style:family="text">
      <style:text-properties style:font-weight-complex="bold" fo:font-style="italic" style:font-style-asian="italic" style:font-style-complex="italic"/>
    </style:style>
    <style:style style:name="T111" style:parent-style-name="Policepardéfaut" style:family="text">
      <style:text-properties style:font-weight-complex="bold" style:font-style-complex="italic"/>
    </style:style>
    <style:style style:name="T112" style:parent-style-name="title" style:family="text">
      <style:text-properties fo:font-weight="bold" style:font-weight-asian="bold" fo:font-style="normal" style:font-style-asian="normal"/>
    </style:style>
    <style:style style:name="T113" style:parent-style-name="title" style:family="text">
      <style:text-properties fo:font-weight="bold" style:font-weight-asian="bold" fo:font-style="normal" style:font-style-asian="normal"/>
    </style:style>
    <style:style style:name="T114" style:parent-style-name="title" style:family="text">
      <style:text-properties fo:font-weight="bold" style:font-weight-asian="bold" fo:font-style="normal" style:font-style-asian="normal"/>
    </style:style>
    <style:style style:name="T115" style:parent-style-name="Policepardéfaut" style:family="text">
      <style:text-properties style:font-weight-complex="bold"/>
    </style:style>
    <style:style style:name="T116" style:parent-style-name="Policepardéfaut" style:family="text">
      <style:text-properties fo:font-variant="small-caps"/>
    </style:style>
    <style:style style:name="T117" style:parent-style-name="Policepardéfaut" style:family="text">
      <style:text-properties fo:font-variant="small-caps"/>
    </style:style>
    <style:style style:name="T118" style:parent-style-name="Policepardéfaut" style:family="text">
      <style:text-properties style:font-weight-complex="bold" fo:font-style="italic" style:font-style-asian="italic" style:font-style-complex="italic"/>
    </style:style>
    <style:style style:name="T119" style:parent-style-name="Policepardéfaut" style:family="text">
      <style:text-properties style:font-weight-complex="bold" style:font-style-complex="italic"/>
    </style:style>
    <style:style style:name="T120" style:parent-style-name="Policepardéfaut" style:family="text">
      <style:text-properties fo:font-style="italic" style:font-style-asian="italic" style:font-style-complex="italic"/>
    </style:style>
    <style:style style:name="T121" style:parent-style-name="Policepardéfaut" style:family="text">
      <style:text-properties style:font-style-complex="italic"/>
    </style:style>
    <style:style style:name="P122" style:parent-style-name="Corpsdetexte" style:family="paragraph">
      <style:paragraph-properties fo:text-align="start"/>
    </style:style>
    <style:style style:name="T123" style:parent-style-name="title" style:family="text">
      <style:text-properties fo:font-weight="bold" style:font-weight-asian="bold" fo:font-style="normal" style:font-style-asian="normal"/>
    </style:style>
    <style:style style:name="T124" style:parent-style-name="Policepardéfaut" style:family="text">
      <style:text-properties style:font-weight-complex="bold"/>
    </style:style>
    <style:style style:name="T125" style:parent-style-name="Policepardéfaut" style:family="text">
      <style:text-properties fo:font-variant="small-caps"/>
    </style:style>
    <style:style style:name="T126" style:parent-style-name="Policepardéfaut" style:family="text">
      <style:text-properties fo:font-variant="small-caps"/>
    </style:style>
    <style:style style:name="T127" style:parent-style-name="Policepardéfaut" style:family="text">
      <style:text-properties fo:font-style="italic" style:font-style-asian="italic" style:font-style-complex="italic"/>
    </style:style>
    <style:style style:name="T128" style:parent-style-name="Policepardéfaut" style:family="text">
      <style:text-properties fo:font-style="italic" style:font-style-asian="italic" style:font-style-complex="italic"/>
    </style:style>
    <style:style style:name="T129" style:parent-style-name="Policepardéfaut" style:family="text">
      <style:text-properties style:font-weight-complex="bold"/>
    </style:style>
    <style:style style:name="T130" style:parent-style-name="Policepardéfaut" style:family="text">
      <style:text-properties style:font-style-complex="italic"/>
    </style:style>
    <style:style style:name="P131" style:parent-style-name="byline" style:family="paragraph">
      <style:text-properties fo:font-style="italic" style:font-style-asian="italic"/>
    </style:style>
    <style:style style:name="T132" style:parent-style-name="Policepardéfaut" style:family="text">
      <style:text-properties style:text-position="super 65.9%"/>
    </style:style>
    <style:style style:name="T133" style:parent-style-name="Policepardéfaut" style:family="text">
      <style:text-properties style:text-position="super 65%"/>
    </style:style>
    <style:style style:name="T134" style:parent-style-name="Policepardéfaut" style:family="text">
      <style:text-properties fo:font-style="italic" style:font-style-asian="italic" style:font-style-complex="italic"/>
    </style:style>
    <style:style style:name="T135" style:parent-style-name="Policepardéfaut" style:family="text">
      <style:text-properties style:font-style-complex="italic"/>
    </style:style>
    <style:style style:name="T136" style:parent-style-name="Policepardéfaut" style:family="text">
      <style:text-properties fo:font-style="italic" style:font-style-asian="italic" style:font-style-complex="italic"/>
    </style:style>
    <style:style style:name="T137" style:parent-style-name="Policepardéfaut" style:family="text">
      <style:text-properties fo:font-style="italic" style:font-style-asian="italic" style:font-style-complex="italic"/>
    </style:style>
    <style:style style:name="T138" style:parent-style-name="Policepardéfaut" style:family="text">
      <style:text-properties style:font-style-complex="italic"/>
    </style:style>
    <style:style style:name="T139" style:parent-style-name="Policepardéfaut" style:family="text">
      <style:text-properties fo:font-style="italic" style:font-style-asian="italic" style:font-style-complex="italic"/>
    </style:style>
    <style:style style:name="T140" style:parent-style-name="Policepardéfaut" style:family="text">
      <style:text-properties fo:font-style="italic" style:font-style-asian="italic" style:font-style-complex="italic"/>
    </style:style>
    <style:style style:name="T141" style:parent-style-name="Policepardéfaut" style:family="text">
      <style:text-properties style:text-position="super 63.6%"/>
    </style:style>
    <style:style style:name="T142" style:parent-style-name="Policepardéfaut" style:family="text">
      <style:text-properties style:text-position="super 63.6%"/>
    </style:style>
    <style:style style:name="T143" style:parent-style-name="Policepardéfaut" style:family="text">
      <style:text-properties style:text-position="super 66.6%"/>
    </style:style>
    <style:style style:name="T144" style:parent-style-name="Policepardéfaut" style:family="text">
      <style:text-properties style:font-style-complex="italic"/>
    </style:style>
    <style:style style:name="T145" style:parent-style-name="Policepardéfaut" style:family="text">
      <style:text-properties style:font-style-complex="italic"/>
    </style:style>
    <style:style style:name="T146" style:parent-style-name="Policepardéfaut" style:family="text">
      <style:text-properties fo:font-variant="small-caps"/>
    </style:style>
    <style:style style:name="T147" style:parent-style-name="Policepardéfaut" style:family="text">
      <style:text-properties style:text-position="super 66.6%"/>
    </style:style>
    <style:style style:name="T148" style:parent-style-name="Policepardéfaut" style:family="text">
      <style:text-properties style:font-style-complex="italic"/>
    </style:style>
    <style:style style:name="T149" style:parent-style-name="Policepardéfaut" style:family="text">
      <style:text-properties style:font-style-complex="italic" style:text-position="super 66.6%"/>
    </style:style>
    <style:style style:name="T150" style:parent-style-name="Policepardéfaut" style:family="text">
      <style:text-properties style:text-position="super 66.6%"/>
    </style:style>
    <style:style style:name="T151" style:parent-style-name="Policepardéfaut" style:family="text">
      <style:text-properties style:font-style-complex="italic" fo:font-variant="small-caps"/>
    </style:style>
    <style:style style:name="T152" style:parent-style-name="Policepardéfaut" style:family="text">
      <style:text-properties style:font-style-complex="italic" style:text-position="super 66.6%"/>
    </style:style>
    <style:style style:name="T153" style:parent-style-name="Policepardéfaut" style:family="text">
      <style:text-properties style:font-style-complex="italic"/>
    </style:style>
    <style:style style:name="T154" style:parent-style-name="Policepardéfaut" style:family="text">
      <style:text-properties fo:font-style="italic" style:font-style-asian="italic" style:font-style-complex="italic"/>
    </style:style>
    <style:style style:name="T155" style:parent-style-name="Policepardéfaut" style:family="text">
      <style:text-properties style:font-style-complex="italic"/>
    </style:style>
    <style:style style:name="T156" style:parent-style-name="Policepardéfaut" style:family="text">
      <style:text-properties fo:font-style="italic" style:font-style-asian="italic" style:font-style-complex="italic"/>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font-style-complex="italic"/>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font-style-complex="italic"/>
    </style:style>
    <style:style style:name="T164" style:parent-style-name="Policepardéfaut" style:family="text">
      <style:text-properties style:font-style-complex="italic"/>
    </style:style>
    <style:style style:name="T165" style:parent-style-name="Policepardéfaut" style:family="text">
      <style:text-properties style:font-style-complex="italic"/>
    </style:style>
    <style:style style:name="T166" style:parent-style-name="Policepardéfaut" style:family="text">
      <style:text-properties fo:font-style="italic" style:font-style-asian="italic" style:font-style-complex="italic"/>
    </style:style>
    <style:style style:name="T167" style:parent-style-name="quote.c" style:family="text">
      <style:text-properties fo:font-style="italic" style:font-style-asian="italic"/>
    </style:style>
    <style:style style:name="T168" style:parent-style-name="quote.c" style:family="text">
      <style:text-properties fo:font-style="italic" style:font-style-asian="italic"/>
    </style:style>
    <style:style style:name="T169" style:parent-style-name="quote.c" style:family="text">
      <style:text-properties fo:font-style="italic" style:font-style-asian="italic"/>
    </style:style>
    <style:style style:name="T170" style:parent-style-name="quote.c" style:family="text">
      <style:text-properties fo:font-style="italic" style:font-style-asian="italic"/>
    </style:style>
    <style:style style:name="T171" style:parent-style-name="quote.c" style:family="text">
      <style:text-properties fo:font-style="italic" style:font-style-asian="italic"/>
    </style:style>
    <style:style style:name="T172" style:parent-style-name="quote.c" style:family="text">
      <style:text-properties fo:font-style="italic" style:font-style-asian="italic"/>
    </style:style>
    <style:style style:name="T173" style:parent-style-name="quote.c" style:family="text">
      <style:text-properties fo:font-style="italic" style:font-style-asian="italic"/>
    </style:style>
    <style:style style:name="T174" style:parent-style-name="quote.c" style:family="text">
      <style:text-properties fo:font-style="italic" style:font-style-asian="italic"/>
    </style:style>
    <style:style style:name="T175" style:parent-style-name="quote.c" style:family="text">
      <style:text-properties fo:font-style="italic" style:font-style-asian="italic"/>
    </style:style>
    <style:style style:name="T176" style:parent-style-name="Policepardéfaut" style:family="text">
      <style:text-properties style:font-style-complex="italic"/>
    </style:style>
    <style:style style:name="T177" style:parent-style-name="Policepardéfaut" style:family="text">
      <style:text-properties style:font-style-complex="italic"/>
    </style:style>
    <style:style style:name="T178" style:parent-style-name="Policepardéfaut" style:family="text">
      <style:text-properties style:font-style-complex="italic"/>
    </style:style>
    <style:style style:name="T179" style:parent-style-name="Policepardéfaut" style:family="text">
      <style:text-properties style:font-style-complex="italic"/>
    </style:style>
    <style:style style:name="T180" style:parent-style-name="Policepardéfaut" style:family="text">
      <style:text-properties fo:font-style="italic" style:font-style-asian="italic" style:font-style-complex="italic"/>
    </style:style>
    <style:style style:name="T181" style:parent-style-name="Policepardéfaut" style:family="text">
      <style:text-properties fo:font-style="italic" style:font-style-asian="italic" style:font-style-complex="italic"/>
    </style:style>
    <style:style style:name="T182" style:parent-style-name="Policepardéfaut" style:family="text">
      <style:text-properties style:font-style-complex="italic"/>
    </style:style>
    <style:style style:name="T183" style:parent-style-name="Policepardéfaut" style:family="text">
      <style:text-properties fo:font-style="italic" style:font-style-asian="italic" style:font-style-complex="italic"/>
    </style:style>
    <style:style style:name="T184" style:parent-style-name="Policepardéfaut" style:family="text">
      <style:text-properties fo:font-style="italic" style:font-style-asian="italic" style:font-style-complex="italic"/>
    </style:style>
    <style:style style:name="T185" style:parent-style-name="Policepardéfaut" style:family="text">
      <style:text-properties style:font-style-complex="italic"/>
    </style:style>
    <style:style style:name="T186" style:parent-style-name="Policepardéfaut" style:family="text">
      <style:text-properties style:text-position="super 66.6%"/>
    </style:style>
    <style:style style:name="T187" style:parent-style-name="Policepardéfaut" style:family="text">
      <style:text-properties fo:font-style="italic" style:font-style-asian="italic" style:font-style-complex="italic"/>
    </style:style>
    <style:style style:name="T188" style:parent-style-name="Policepardéfaut" style:family="text">
      <style:text-properties fo:font-style="italic" style:font-style-asian="italic" style:font-style-complex="italic"/>
    </style:style>
    <style:style style:name="T189" style:parent-style-name="Policepardéfaut" style:family="text">
      <style:text-properties fo:font-style="italic" style:font-style-asian="italic" style:font-style-complex="italic"/>
    </style:style>
    <style:style style:name="T190" style:parent-style-name="Policepardéfaut" style:family="text">
      <style:text-properties fo:font-style="italic" style:font-style-asian="italic" style:font-style-complex="italic"/>
    </style:style>
    <style:style style:name="T191" style:parent-style-name="Policepardéfaut" style:family="text">
      <style:text-properties style:font-style-complex="italic"/>
    </style:style>
    <style:style style:name="T192" style:parent-style-name="Policepardéfaut" style:family="text">
      <style:text-properties style:text-position="super 66.6%"/>
    </style:style>
    <style:style style:name="T193" style:parent-style-name="Policepardéfaut" style:family="text">
      <style:text-properties fo:font-style="italic" style:font-style-asian="italic" style:font-style-complex="italic"/>
    </style:style>
    <style:style style:name="T194" style:parent-style-name="Policepardéfaut" style:family="text">
      <style:text-properties fo:font-style="italic" style:font-style-asian="italic" style:font-style-complex="italic"/>
    </style:style>
    <style:style style:name="T195" style:parent-style-name="Policepardéfaut" style:family="text">
      <style:text-properties fo:font-style="italic" style:font-style-asian="italic" style:font-style-complex="italic"/>
    </style:style>
    <style:style style:name="T196" style:parent-style-name="Policepardéfaut" style:family="text">
      <style:text-properties style:font-style-complex="italic"/>
    </style:style>
    <style:style style:name="T197" style:parent-style-name="Policepardéfaut" style:family="text">
      <style:text-properties fo:font-style="italic" style:font-style-asian="italic" style:font-style-complex="italic"/>
    </style:style>
    <style:style style:name="T198" style:parent-style-name="Policepardéfaut" style:family="text">
      <style:text-properties style:font-style-complex="italic"/>
    </style:style>
    <style:style style:name="T199" style:parent-style-name="Policepardéfaut" style:family="text">
      <style:text-properties style:font-style-complex="italic"/>
    </style:style>
    <style:style style:name="T200" style:parent-style-name="Policepardéfaut" style:family="text">
      <style:text-properties fo:font-style="italic" style:font-style-asian="italic"/>
    </style:style>
    <style:style style:name="T201" style:parent-style-name="Appelnotedebasdep." style:family="text">
      <style:text-properties fo:font-style="italic" style:font-style-asian="italic"/>
    </style:style>
    <style:style style:name="P202" style:parent-style-name="salute" style:family="paragraph">
      <style:paragraph-properties fo:border="0.0069in solid #000000" fo:padding-top="0.0138in" fo:padding-left="0.0555in" fo:padding-bottom="0.0138in" fo:padding-right="0.0555in" style:shadow="none"/>
    </style:style>
    <style:style style:name="P203" style:parent-style-name="salute" style:family="paragraph">
      <style:paragraph-properties fo:border="0.0069in solid #000000" fo:padding-top="0.0138in" fo:padding-left="0.0555in" fo:padding-bottom="0.0138in" fo:padding-right="0.0555in" style:shadow="none"/>
    </style:style>
    <style:style style:name="P204" style:parent-style-name="Corpsdetexte" style:family="paragraph">
      <style:paragraph-properties fo:border="0.0069in solid #000000" fo:padding-top="0.0138in" fo:padding-left="0.0555in" fo:padding-bottom="0.0138in" fo:padding-right="0.0555in" style:shadow="none"/>
    </style:style>
    <style:style style:name="T205" style:parent-style-name="Policepardéfaut" style:family="text">
      <style:text-properties style:text-position="super 66.6%"/>
    </style:style>
    <style:style style:name="P206" style:parent-style-name="Corpsdetexte" style:family="paragraph">
      <style:paragraph-properties fo:border="0.0069in solid #000000" fo:padding-top="0.0138in" fo:padding-left="0.0555in" fo:padding-bottom="0.0138in" fo:padding-right="0.0555in" style:shadow="none"/>
    </style:style>
    <style:style style:name="T207" style:parent-style-name="Policepardéfaut" style:family="text">
      <style:text-properties fo:font-variant="small-caps"/>
    </style:style>
    <style:style style:name="T208" style:parent-style-name="Policepardéfaut" style:family="text">
      <style:text-properties style:text-position="super 66.6%"/>
    </style:style>
    <style:style style:name="P209" style:parent-style-name="Corpsdetexte" style:family="paragraph">
      <style:paragraph-properties fo:border="0.0069in solid #000000" fo:padding-top="0.0138in" fo:padding-left="0.0555in" fo:padding-bottom="0.0138in" fo:padding-right="0.0555in" style:shadow="none"/>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P212" style:parent-style-name="Corpsdetexte" style:family="paragraph">
      <style:paragraph-properties fo:border="0.0069in solid #000000" fo:padding-top="0.0138in" fo:padding-left="0.0555in" fo:padding-bottom="0.0138in" fo:padding-right="0.0555in" style:shadow="none"/>
    </style:style>
    <style:style style:name="T213" style:parent-style-name="quote.c" style:family="text">
      <style:text-properties fo:font-style="italic" style:font-style-asian="italic"/>
    </style:style>
    <style:style style:name="P214" style:parent-style-name="Corpsdetexte" style:family="paragraph">
      <style:paragraph-properties fo:border="0.0069in solid #000000" fo:padding-top="0.0138in" fo:padding-left="0.0555in" fo:padding-bottom="0.0138in" fo:padding-right="0.0555in" style:shadow="none"/>
    </style:style>
    <style:style style:name="P215" style:parent-style-name="Corpsdetexte" style:family="paragraph">
      <style:paragraph-properties fo:border="0.0069in solid #000000" fo:padding-top="0.0138in" fo:padding-left="0.0555in" fo:padding-bottom="0.0138in" fo:padding-right="0.0555in" style:shadow="none"/>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P220" style:parent-style-name="Corpsdetexte" style:family="paragraph">
      <style:paragraph-properties fo:border="0.0069in solid #000000" fo:padding-top="0.0138in" fo:padding-left="0.0555in" fo:padding-bottom="0.0138in" fo:padding-right="0.0555in" style:shadow="none"/>
    </style:style>
    <style:style style:name="P221" style:parent-style-name="Corpsdetexte" style:family="paragraph">
      <style:paragraph-properties fo:border="0.0069in solid #000000" fo:padding-top="0.0138in" fo:padding-left="0.0555in" fo:padding-bottom="0.0138in" fo:padding-right="0.0555in" style:shadow="none"/>
    </style:style>
    <style:style style:name="T222" style:parent-style-name="Policepardéfaut" style:family="text">
      <style:text-properties style:text-position="super 66.6%"/>
    </style:style>
    <style:style style:name="P223" style:parent-style-name="Corpsdetexte" style:family="paragraph">
      <style:paragraph-properties fo:border="0.0069in solid #000000" fo:padding-top="0.0138in" fo:padding-left="0.0555in" fo:padding-bottom="0.0138in" fo:padding-right="0.0555in" style:shadow="none"/>
    </style:style>
    <style:style style:name="P224" style:parent-style-name="Corpsdetexte" style:family="paragraph">
      <style:paragraph-properties fo:border="0.0069in solid #000000" fo:padding-top="0.0138in" fo:padding-left="0.0555in" fo:padding-bottom="0.0138in" fo:padding-right="0.0555in" style:shadow="none"/>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P231" style:parent-style-name="Corpsdetexte" style:family="paragraph">
      <style:paragraph-properties fo:border="0.0069in solid #000000" fo:padding-top="0.0138in" fo:padding-left="0.0555in" fo:padding-bottom="0.0138in" fo:padding-right="0.0555in" style:shadow="none"/>
    </style:style>
    <style:style style:name="P232" style:parent-style-name="Corpsdetexte" style:family="paragraph">
      <style:paragraph-properties fo:border="0.0069in solid #000000" fo:padding-top="0.0138in" fo:padding-left="0.0555in" fo:padding-bottom="0.0138in" fo:padding-right="0.0555in" style:shadow="none"/>
    </style:style>
    <style:style style:name="T233" style:parent-style-name="Policepardéfaut" style:family="text">
      <style:text-properties style:text-position="super 66.6%"/>
    </style:style>
    <style:style style:name="P234" style:parent-style-name="Corpsdetexte" style:family="paragraph">
      <style:paragraph-properties fo:border="0.0069in solid #000000" fo:padding-top="0.0138in" fo:padding-left="0.0555in" fo:padding-bottom="0.0138in" fo:padding-right="0.0555in" style:shadow="none"/>
    </style:style>
    <style:style style:name="P235" style:parent-style-name="Corpsdetexte" style:family="paragraph">
      <style:paragraph-properties fo:border="0.0069in solid #000000" fo:padding-top="0.0138in" fo:padding-left="0.0555in" fo:padding-bottom="0.0138in" fo:padding-right="0.0555in" style:shadow="none"/>
    </style:style>
    <style:style style:name="P236" style:parent-style-name="salute" style:family="paragraph">
      <style:paragraph-properties fo:border="0.0069in solid #000000" fo:padding-top="0.0138in" fo:padding-left="0.0555in" fo:padding-bottom="0.0138in" fo:padding-right="0.0555in" style:shadow="none"/>
    </style:style>
    <style:style style:name="P237" style:parent-style-name="byline" style:family="paragraph">
      <style:paragraph-properties fo:border="0.0069in solid #000000" fo:padding-top="0.0138in" fo:padding-left="0.0555in" fo:padding-bottom="0.0138in" fo:padding-right="0.0555in" style:shadow="none"/>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style:text-position="super 65.9%"/>
    </style:style>
    <style:style style:name="T240" style:parent-style-name="Policepardéfaut" style:family="text">
      <style:text-properties style:text-position="super 63.6%"/>
    </style:style>
    <style:style style:name="T241" style:parent-style-name="title" style:family="text">
      <style:text-properties fo:font-weight="bold" style:font-weight-asian="bold" fo:font-style="normal" style:font-style-asian="normal"/>
    </style:style>
    <style:style style:name="T242" style:parent-style-name="Policepardéfaut" style:family="text">
      <style:text-properties style:font-weight-complex="bold"/>
    </style:style>
    <style:style style:name="T243" style:parent-style-name="Policepardéfaut" style:family="text">
      <style:text-properties fo:font-variant="small-caps"/>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font-style-complex="italic"/>
    </style:style>
    <style:style style:name="T246" style:parent-style-name="Policepardéfaut" style:family="text">
      <style:text-properties style:text-position="super 66.6%"/>
    </style:style>
    <style:style style:name="T247" style:parent-style-name="Policepardéfaut" style:family="text">
      <style:text-properties style:text-position="super 66.6%"/>
    </style:style>
    <style:style style:name="T248" style:parent-style-name="Policepardéfaut" style:family="text">
      <style:text-properties style:text-position="super 66.6%"/>
    </style:style>
    <style:style style:name="T249" style:parent-style-name="Policepardéfaut" style:family="text">
      <style:text-properties style:text-position="super 66.6%"/>
    </style:style>
    <style:style style:name="T250" style:parent-style-name="Policepardéfaut" style:family="text">
      <style:text-properties style:text-position="super 66.6%"/>
    </style:style>
    <style:style style:name="T251" style:parent-style-name="Policepardéfaut" style:family="text">
      <style:text-properties style:text-position="super 66.6%"/>
    </style:style>
    <style:style style:name="T252" style:parent-style-name="Policepardéfaut" style:family="text">
      <style:text-properties style:text-position="super 66.6%"/>
    </style:style>
    <style:style style:name="T253" style:parent-style-name="title" style:family="text">
      <style:text-properties fo:font-weight="bold" style:font-weight-asian="bold" fo:font-style="normal" style:font-style-asian="normal"/>
    </style:style>
    <style:style style:name="T254" style:parent-style-name="Policepardéfaut" style:family="text">
      <style:text-properties style:font-weight-complex="bold"/>
    </style:style>
    <style:style style:name="T255" style:parent-style-name="Policepardéfaut" style:family="text">
      <style:text-properties fo:font-variant="small-caps"/>
    </style:style>
    <style:style style:name="T256" style:parent-style-name="Policepardéfaut" style:family="text">
      <style:text-properties fo:font-style="italic" style:font-style-asian="italic" style:font-style-complex="italic"/>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fo:font-style="italic" style:font-style-asian="italic" style:font-style-complex="italic"/>
    </style:style>
    <style:style style:name="T259" style:parent-style-name="title" style:family="text">
      <style:text-properties fo:font-weight="bold" style:font-weight-asian="bold" fo:font-style="normal" style:font-style-asian="normal"/>
    </style:style>
    <style:style style:name="T260" style:parent-style-name="Policepardéfaut" style:family="text">
      <style:text-properties style:font-weight-complex="bold"/>
    </style:style>
    <style:style style:name="T261" style:parent-style-name="Policepardéfaut" style:family="text">
      <style:text-properties fo:font-variant="small-caps"/>
    </style:style>
    <style:style style:name="T262" style:parent-style-name="Policepardéfaut" style:family="text">
      <style:text-properties fo:font-style="italic" style:font-style-asian="italic" style:font-style-complex="italic"/>
    </style:style>
    <style:style style:name="T263" style:parent-style-name="quote.c" style:family="text">
      <style:text-properties fo:font-style="italic" style:font-style-asian="italic"/>
    </style:style>
    <style:style style:name="T264" style:parent-style-name="Policepardéfaut" style:family="text">
      <style:text-properties style:font-style-complex="italic"/>
    </style:style>
    <style:style style:name="T265" style:parent-style-name="Policepardéfaut" style:family="text">
      <style:text-properties style:font-style-complex="italic"/>
    </style:style>
    <style:style style:name="T266" style:parent-style-name="Policepardéfaut" style:family="text">
      <style:text-properties fo:font-style="italic" style:font-style-asian="italic" style:font-style-complex="italic"/>
    </style:style>
    <style:style style:name="T267" style:parent-style-name="Policepardéfaut" style:family="text">
      <style:text-properties style:font-style-complex="italic"/>
    </style:style>
    <style:style style:name="T268" style:parent-style-name="Policepardéfaut" style:family="text">
      <style:text-properties style:font-style-complex="italic"/>
    </style:style>
    <style:style style:name="T269" style:parent-style-name="title" style:family="text">
      <style:text-properties fo:font-weight="bold" style:font-weight-asian="bold" fo:font-style="normal" style:font-style-asian="normal"/>
    </style:style>
    <style:style style:name="T270" style:parent-style-name="Policepardéfaut" style:family="text">
      <style:text-properties fo:font-variant="small-caps"/>
    </style:style>
    <style:style style:name="T271" style:parent-style-name="Policepardéfaut" style:family="text">
      <style:text-properties fo:font-style="italic" style:font-style-asian="italic" style:font-style-complex="italic"/>
    </style:style>
    <style:style style:name="T272" style:parent-style-name="Policepardéfaut" style:family="text">
      <style:text-properties style:font-style-complex="italic"/>
    </style:style>
    <style:style style:name="T273" style:parent-style-name="Policepardéfaut" style:family="text">
      <style:text-properties style:font-weight-complex="bold"/>
    </style:style>
    <style:style style:name="T274" style:parent-style-name="Policepardéfaut" style:family="text">
      <style:text-properties style:font-weight-complex="bold"/>
    </style:style>
    <style:style style:name="T275" style:parent-style-name="Policepardéfaut" style:family="text">
      <style:text-properties style:font-weight-complex="bold"/>
    </style:style>
    <style:style style:name="T276" style:parent-style-name="Policepardéfaut" style:family="text">
      <style:text-properties style:font-weight-complex="bold"/>
    </style:style>
    <style:style style:name="T277" style:parent-style-name="Policepardéfaut" style:family="text">
      <style:text-properties style:font-weight-complex="bold"/>
    </style:style>
    <style:style style:name="T278" style:parent-style-name="Policepardéfaut" style:family="text">
      <style:text-properties style:font-weight-complex="bold"/>
    </style:style>
    <style:style style:name="T279" style:parent-style-name="Policepardéfaut" style:family="text">
      <style:text-properties style:font-weight-complex="bold"/>
    </style:style>
    <style:style style:name="T280" style:parent-style-name="Policepardéfaut" style:family="text">
      <style:text-properties style:font-weight-complex="bold"/>
    </style:style>
    <style:style style:name="T281" style:parent-style-name="Policepardéfaut" style:family="text">
      <style:text-properties style:font-weight-complex="bold"/>
    </style:style>
    <style:style style:name="T282" style:parent-style-name="Policepardéfaut" style:family="text">
      <style:text-properties style:font-weight-complex="bold"/>
    </style:style>
    <style:style style:name="T283" style:parent-style-name="Policepardéfaut" style:family="text">
      <style:text-properties style:font-weight-complex="bold"/>
    </style:style>
    <style:style style:name="T284" style:parent-style-name="Policepardéfaut" style:family="text">
      <style:text-properties style:font-weight-complex="bold"/>
    </style:style>
    <style:style style:name="T285" style:parent-style-name="Policepardéfaut" style:family="text">
      <style:text-properties style:font-weight-complex="bold"/>
    </style:style>
    <style:style style:name="T286" style:parent-style-name="Policepardéfaut" style:family="text">
      <style:text-properties style:font-weight-complex="bold"/>
    </style:style>
    <style:style style:name="T287" style:parent-style-name="Policepardéfaut" style:family="text">
      <style:text-properties style:font-weight-complex="bold"/>
    </style:style>
    <style:style style:name="T288" style:parent-style-name="Policepardéfaut" style:family="text">
      <style:text-properties style:font-weight-complex="bold"/>
    </style:style>
    <style:style style:name="T289" style:parent-style-name="Policepardéfaut" style:family="text">
      <style:text-properties style:font-weight-complex="bold"/>
    </style:style>
    <style:style style:name="T290" style:parent-style-name="Policepardéfaut" style:family="text">
      <style:text-properties style:font-weight-complex="bold"/>
    </style:style>
    <style:style style:name="T291" style:parent-style-name="Policepardéfaut" style:family="text">
      <style:text-properties style:font-weight-complex="bold"/>
    </style:style>
    <style:style style:name="T292" style:parent-style-name="Policepardéfaut" style:family="text">
      <style:text-properties style:font-weight-complex="bold"/>
    </style:style>
    <style:style style:name="T293" style:parent-style-name="Policepardéfaut" style:family="text">
      <style:text-properties style:font-weight-complex="bold"/>
    </style:style>
    <style:style style:name="T294" style:parent-style-name="Policepardéfaut" style:family="text">
      <style:text-properties style:font-weight-complex="bold"/>
    </style:style>
    <style:style style:name="T295" style:parent-style-name="Policepardéfaut" style:family="text">
      <style:text-properties style:font-weight-complex="bold"/>
    </style:style>
    <style:style style:name="T296" style:parent-style-name="Policepardéfaut" style:family="text">
      <style:text-properties style:font-weight-complex="bold"/>
    </style:style>
    <style:style style:name="T297" style:parent-style-name="Policepardéfaut" style:family="text">
      <style:text-properties style:font-weight-complex="bold"/>
    </style:style>
    <style:style style:name="T298" style:parent-style-name="Policepardéfaut" style:family="text">
      <style:text-properties style:font-weight-complex="bold"/>
    </style:style>
    <style:style style:name="T299" style:parent-style-name="Policepardéfaut" style:family="text">
      <style:text-properties style:font-weight-complex="bold"/>
    </style:style>
    <style:style style:name="T300" style:parent-style-name="Policepardéfaut" style:family="text">
      <style:text-properties style:font-weight-complex="bold"/>
    </style:style>
    <style:style style:name="T301" style:parent-style-name="Policepardéfaut" style:family="text">
      <style:text-properties style:font-weight-complex="bold"/>
    </style:style>
    <style:style style:name="T302" style:parent-style-name="Policepardéfaut" style:family="text">
      <style:text-properties style:font-weight-complex="bold"/>
    </style:style>
    <style:style style:name="T303" style:parent-style-name="Policepardéfaut" style:family="text">
      <style:text-properties style:font-weight-complex="bold"/>
    </style:style>
    <style:style style:name="T304" style:parent-style-name="Policepardéfaut" style:family="text">
      <style:text-properties style:font-weight-complex="bold"/>
    </style:style>
    <style:style style:name="T305" style:parent-style-name="Policepardéfaut" style:family="text">
      <style:text-properties style:font-weight-complex="bold"/>
    </style:style>
    <style:style style:name="T306" style:parent-style-name="Policepardéfaut" style:family="text">
      <style:text-properties style:font-weight-complex="bold"/>
    </style:style>
    <style:style style:name="T307" style:parent-style-name="Policepardéfaut" style:family="text">
      <style:text-properties style:font-weight-complex="bold"/>
    </style:style>
    <style:style style:name="T308" style:parent-style-name="Policepardéfaut" style:family="text">
      <style:text-properties style:font-weight-complex="bold"/>
    </style:style>
    <style:style style:name="T309" style:parent-style-name="Policepardéfaut" style:family="text">
      <style:text-properties style:font-weight-complex="bold"/>
    </style:style>
    <style:style style:name="T310" style:parent-style-name="Policepardéfaut" style:family="text">
      <style:text-properties style:font-weight-complex="bold"/>
    </style:style>
    <style:style style:name="T311" style:parent-style-name="Policepardéfaut" style:family="text">
      <style:text-properties style:font-weight-complex="bold"/>
    </style:style>
    <style:style style:name="T312" style:parent-style-name="Policepardéfaut" style:family="text">
      <style:text-properties style:font-weight-complex="bold"/>
    </style:style>
    <style:style style:name="T313" style:parent-style-name="Policepardéfaut" style:family="text">
      <style:text-properties style:font-weight-complex="bold"/>
    </style:style>
    <style:style style:name="T314" style:parent-style-name="Policepardéfaut" style:family="text">
      <style:text-properties style:font-weight-complex="bold"/>
    </style:style>
    <style:style style:name="T315" style:parent-style-name="Policepardéfaut" style:family="text">
      <style:text-properties style:font-weight-complex="bold"/>
    </style:style>
    <style:style style:name="T316" style:parent-style-name="Policepardéfaut" style:family="text">
      <style:text-properties style:font-weight-complex="bold"/>
    </style:style>
    <style:style style:name="T317" style:parent-style-name="Policepardéfaut" style:family="text">
      <style:text-properties style:font-weight-complex="bold"/>
    </style:style>
    <style:style style:name="T318" style:parent-style-name="Policepardéfaut" style:family="text">
      <style:text-properties style:font-weight-complex="bold"/>
    </style:style>
    <style:style style:name="T319" style:parent-style-name="Policepardéfaut" style:family="text">
      <style:text-properties style:font-weight-complex="bold"/>
    </style:style>
    <style:style style:name="T320" style:parent-style-name="Policepardéfaut" style:family="text">
      <style:text-properties style:font-weight-complex="bold"/>
    </style:style>
    <style:style style:name="T321" style:parent-style-name="Policepardéfaut" style:family="text">
      <style:text-properties style:font-weight-complex="bold"/>
    </style:style>
    <style:style style:name="T322" style:parent-style-name="Policepardéfaut" style:family="text">
      <style:text-properties style:font-weight-complex="bold"/>
    </style:style>
    <style:style style:name="T323" style:parent-style-name="Policepardéfaut" style:family="text">
      <style:text-properties style:font-weight-complex="bold"/>
    </style:style>
    <style:style style:name="T324" style:parent-style-name="Policepardéfaut" style:family="text">
      <style:text-properties style:font-weight-complex="bold"/>
    </style:style>
    <style:style style:name="T325" style:parent-style-name="Policepardéfaut" style:family="text">
      <style:text-properties style:font-weight-complex="bold"/>
    </style:style>
    <style:style style:name="T326" style:parent-style-name="Policepardéfaut" style:family="text">
      <style:text-properties style:font-weight-complex="bold"/>
    </style:style>
    <style:style style:name="T327" style:parent-style-name="Policepardéfaut" style:family="text">
      <style:text-properties style:font-weight-complex="bold"/>
    </style:style>
    <style:style style:name="T328" style:parent-style-name="Policepardéfaut" style:family="text">
      <style:text-properties style:font-weight-complex="bold"/>
    </style:style>
    <style:style style:name="T329" style:parent-style-name="Policepardéfaut" style:family="text">
      <style:text-properties style:font-weight-complex="bold"/>
    </style:style>
    <style:style style:name="T330" style:parent-style-name="Policepardéfaut" style:family="text">
      <style:text-properties style:font-weight-complex="bold"/>
    </style:style>
    <style:style style:name="T331" style:parent-style-name="Policepardéfaut" style:family="text">
      <style:text-properties style:font-weight-complex="bold"/>
    </style:style>
    <style:style style:name="T332" style:parent-style-name="Policepardéfaut" style:family="text">
      <style:text-properties style:font-weight-complex="bold"/>
    </style:style>
    <style:style style:name="T333" style:parent-style-name="Policepardéfaut" style:family="text">
      <style:text-properties style:font-weight-complex="bold"/>
    </style:style>
    <style:style style:name="P334" style:parent-style-name="byline" style:family="paragraph">
      <style:text-properties fo:font-style="italic" style:font-style-asian="italic"/>
    </style:style>
    <style:style style:name="T335" style:parent-style-name="title" style:family="text">
      <style:text-properties fo:font-weight="bold" style:font-weight-asian="bold" fo:font-style="normal" style:font-style-asian="normal"/>
    </style:style>
    <style:style style:name="T336" style:parent-style-name="Policepardéfaut" style:family="text">
      <style:text-properties style:font-weight-complex="bold"/>
    </style:style>
    <style:style style:name="T337" style:parent-style-name="Policepardéfaut" style:family="text">
      <style:text-properties fo:font-variant="small-caps"/>
    </style:style>
    <style:style style:name="T338" style:parent-style-name="Policepardéfaut" style:family="text">
      <style:text-properties fo:font-variant="small-caps"/>
    </style:style>
    <style:style style:name="T339" style:parent-style-name="Policepardéfaut" style:family="text">
      <style:text-properties fo:font-style="italic" style:font-style-asian="italic" style:font-style-complex="italic"/>
    </style:style>
    <style:style style:name="T340" style:parent-style-name="Policepardéfaut" style:family="text">
      <style:text-properties style:font-style-complex="italic"/>
    </style:style>
    <style:style style:name="T341" style:parent-style-name="Policepardéfaut" style:family="text">
      <style:text-properties style:font-style-complex="italic"/>
    </style:style>
    <style:style style:name="T342" style:parent-style-name="title" style:family="text">
      <style:text-properties fo:font-weight="bold" style:font-weight-asian="bold" fo:font-style="normal" style:font-style-asian="normal"/>
    </style:style>
    <style:style style:name="T343" style:parent-style-name="Policepardéfaut" style:family="text">
      <style:text-properties style:font-weight-complex="bold"/>
    </style:style>
    <style:style style:name="T344" style:parent-style-name="Policepardéfaut" style:family="text">
      <style:text-properties fo:font-variant="small-caps"/>
    </style:style>
    <style:style style:name="T345" style:parent-style-name="Policepardéfaut" style:family="text">
      <style:text-properties fo:font-style="italic" style:font-style-asian="italic" style:font-style-complex="italic"/>
    </style:style>
    <style:style style:name="T346" style:parent-style-name="Policepardéfaut" style:family="text">
      <style:text-properties style:font-style-complex="italic"/>
    </style:style>
    <style:style style:name="T347" style:parent-style-name="Policepardéfaut" style:family="text">
      <style:text-properties style:font-style-complex="italic"/>
    </style:style>
    <style:style style:name="T348" style:parent-style-name="Policepardéfaut" style:family="text">
      <style:text-properties style:font-style-complex="italic"/>
    </style:style>
    <style:style style:name="T349" style:parent-style-name="Policepardéfaut" style:family="text">
      <style:text-properties fo:font-style="italic" style:font-style-asian="italic" style:font-style-complex="italic"/>
    </style:style>
    <style:style style:name="T350" style:parent-style-name="Policepardéfaut" style:family="text">
      <style:text-properties fo:font-variant="small-caps"/>
    </style:style>
    <style:style style:name="T351" style:parent-style-name="Policepardéfaut" style:family="text">
      <style:text-properties style:text-position="super 66.6%"/>
    </style:style>
    <style:style style:name="T352" style:parent-style-name="Policepardéfaut" style:family="text">
      <style:text-properties style:font-style-complex="italic"/>
    </style:style>
    <style:style style:name="T353" style:parent-style-name="Policepardéfaut" style:family="text">
      <style:text-properties style:font-style-complex="italic"/>
    </style:style>
    <style:style style:name="T354" style:parent-style-name="Policepardéfaut" style:family="text">
      <style:text-properties style:font-style-complex="italic"/>
    </style:style>
    <style:style style:name="T355" style:parent-style-name="Policepardéfaut" style:family="text">
      <style:text-properties fo:font-style="italic" style:font-style-asian="italic"/>
    </style:style>
  </office:automatic-styles>
  <office:body>
    <office:text text:use-soft-page-breaks="true">
      <text:p text:style-name="P1">title : Articles de<text:s/><text:span text:style-name="T2">La Plume</text:span>, année 1899</text:p>
      <text:p text:style-name="P3"><text:span text:style-name="T4">creator :<text:s/></text:span>Louis de Saint-Jacques</text:p>
      <text:p text:style-name="P5">copyeditor : Éric Thiébaud (OCR, XML-TEI)</text:p>
      <text:p text:style-name="P6">publisher : Sorbonne Université, LABEX OBVIL</text:p>
      <text:p text:style-name="P7">issued : 2018</text:p>
      <text:p text:style-name="P8">idno : http ://obvil.paris-sorbonne.fr/corpus/critique/saint-jacques_articles-plume_1899</text:p>
      <text:p text:style-name="P9">source : Louis de Saint-Jacques, articles parus dans<text:s/><text:span text:style-name="title">La Plume</text:span>, année 1899 : « Bibliographie », n<text:span text:style-name="T10">o</text:span> 233, 1<text:span text:style-name="T11">er</text:span> janvier 1899, p. 25-26 (<text:a xlink:href="https://gallica.bnf.fr/ark:/12148/bpt6k156032/f32" office:target-frame-name="_top" xlink:show="replace"><text:span text:style-name="T12">Gallica</text:span></text:a>) ; « Bibliographie », n<text:span text:style-name="T13">o</text:span> 236, 15 février 1899, p. 118-119 (<text:a xlink:href="https://gallica.bnf.fr/ark:/12148/bpt6k156032/f124" office:target-frame-name="_top" xlink:show="replace"><text:span text:style-name="T14">Gallica</text:span></text:a>) ; [F. Jollivet Castelot, « P.-S. », n<text:span text:style-name="T15">o</text:span> 237, 1<text:span text:style-name="T16">er</text:span> mars 1899, p. 154 (<text:a xlink:href="https://gallica.bnf.fr/ark:/12148/bpt6k156032/f161" office:target-frame-name="_top" xlink:show="replace"><text:span text:style-name="T17">Gallica</text:span></text:a>)] ; « Tribune libre », n<text:span text:style-name="T18">o</text:span> 241, 1<text:span text:style-name="T19">er</text:span> mai 1899, p. 319-320 (<text:a xlink:href="https://gallica.bnf.fr/ark:/12148/bpt6k156032/f326" office:target-frame-name="_top" xlink:show="replace"><text:span text:style-name="T20">Gallica</text:span></text:a>) ; [F. Jollivet Castelot, « Tribune libre », n<text:span text:style-name="T21">o</text:span> 242, 15 mai 1899, p. 351 (<text:a xlink:href="https://gallica.bnf.fr/ark:/12148/bpt6k156032/f358" office:target-frame-name="_top" xlink:show="replace"><text:span text:style-name="T22">Gallica</text:span></text:a>)] ; « Bibliographie », n<text:span text:style-name="T23">o</text:span> 243, 1<text:span text:style-name="T24">er</text:span> juin 1899, p. 378-379 (<text:a xlink:href="https://gallica.bnf.fr/ark:/12148/bpt6k156032/f384" office:target-frame-name="_top" xlink:show="replace"><text:span text:style-name="T25">Gallica</text:span></text:a>) ; « Bibliographie », n<text:span text:style-name="T26">o</text:span> 244, 15 juin 1899, p. 407 (<text:a xlink:href="https://gallica.bnf.fr/ark:/12148/bpt6k156032/f414" office:target-frame-name="_top" xlink:show="replace"><text:span text:style-name="T27">Gallica</text:span></text:a>).</text:p>
      <text:p text:style-name="P28">created : 1899</text:p>
      <text:p text:style-name="P29">language : fre</text:p>
      <text:h text:style-name="Titre1" text:outline-level="1"><text:span text:style-name="pb">[p.<text:s/></text:span><text:span text:style-name="pb">25</text:span><text:span text:style-name="pb">]<text:s/></text:span>Bibliographie<text:s/>du 1<text:span text:style-name="T30">er</text:span> janvier 1899</text:h>
      <text:p text:style-name="dateline">1<text:span text:style-name="T31">er</text:span> janvier 1899.</text:p>
      <text:p text:style-name="Corpsdetexte"><text:span text:style-name="T32">Follement et Toujours</text:span>, par<text:s/><text:span text:style-name="T33">Max Lyan</text:span>,<text:s/><text:span text:style-name="T34">Société libre d’édition des gens de lettres</text:span><text:span text:style-name="T35">.</text:span><text:s/>— Ce nouveau roman de M<text:span text:style-name="T36">me</text:span> Max Lyan m’embarrasse : je ne sais trop comment en parler. Autant l’impression que m’avait laissée son dernier volume,<text:s/><text:span text:style-name="title">Cœur d’Enfant</text:span><text:span text:style-name="T37">,</text:span><text:s/>avait été délicieuse, et délicieuse sans restriction aucune, autant celle que j’ai éprouvée, en lisant<text:s/><text:span text:style-name="title">Follement et Toujours</text:span><text:span text:style-name="T38">,</text:span><text:s/>est trouble, tantôt exquise et tantôt pénible, en sorte qu’en définitive il me faut trouver ce livre inférieur au précédent. C’est toujours la même grâce émue, si prenante chez M<text:span text:style-name="T39">me</text:span> Max Lyan, une sensibilité étrangement passionnée, une âme frémissante et sincère, tous ces dons charmants, en un mot, dont la femme a seule le privilège, quand elle veut bien ne pas cesser d’être femme au lieu de poser pour un homme en jupons. Malheureusement M<text:span text:style-name="T40">me</text:span> Lyan ne s’est plus contentée de nous montrer le cœur si ravissant d’une petite fille, elle a voulu nous raconter le martyre d’une grande amoureuse, elle lui a fait aimer un prêtre, elle a obligé ce prêtre à se suicider pour se soustraire, lui et son amante, à la faute dans laquelle ils allaient tomber tous les deux ; et cet amour, ce suicide, tels qu’ils sont présentés, sont les choses les plus impossibles du monde : pourquoi donc aller chercher de pareilles imaginations ? Puis, au point de vue<text:s/><text:span text:style-name="T41">métier</text:span>, de trop nombreuses imperfections : récits les uns dans les autres, longueurs disproportionnées de certains épisodes, boursouflures de style, invraisemblances des moments choisis pour les différents récits, invraisemblances partielles des caractères. Et pourtant, malgré ces défauts, les qualités de Lyan demeurent. Mais elles ne sont plus aussi<text:s/><text:soft-page-break/>pures, et on le regrette pour M<text:span text:style-name="T42">me</text:span> Lyan.</text:p>
      <text:p text:style-name="Corpsdetexte">£</text:p>
      <text:p text:style-name="Corpsdetexte"><text:span text:style-name="T43">Amores trágicos</text:span><text:span text:style-name="T44">,<text:s/></text:span><text:span text:style-name="T45">poema</text:span><text:span text:style-name="T46">, par<text:s/></text:span><text:span text:style-name="T47">Maximo Soto Hall</text:span><text:span text:style-name="T48">.<text:s/></text:span><text:span text:style-name="T49">San José de Costa Rica</text:span><text:span text:style-name="T50">.</text:span><text:span text:style-name="T51"><text:s/>— </text:span><text:span text:style-name="T52">De toutes les œuvres de<text:s/></text:span><text:span text:style-name="T53">M. </text:span><text:span text:style-name="T54">Soto Hall, et elles sont nombreuses, je ne connais que<text:s/></text:span><text:span text:style-name="pb">[p.<text:s/></text:span><text:span text:style-name="pb">26</text:span><text:span text:style-name="pb">]<text:s/></text:span><text:span text:style-name="T55">ses<text:s/></text:span><text:span text:style-name="title">Amores trágicos</text:span><text:span text:style-name="T56">,</text:span><text:s/><text:span text:style-name="T57">et ne puis par conséq</text:span><text:span text:style-name="T58">uent constater, d’après ce seul</text:span><text:span text:style-name="T59"><text:s/>poème, s</text:span><text:span text:style-name="T60">’</text:span><text:span text:style-name="T61">il est en p</text:span><text:span text:style-name="T62">rogrès, en décadence, ou s’il se</text:span><text:span text:style-name="T63"><text:s/>maintient. J</text:span><text:span text:style-name="T64">’</text:span><text:span text:style-name="T65">y ai donc vu simplement une histoire dramatique d</text:span><text:span text:style-name="T66">’</text:span><text:span text:style-name="T67">un romantisme assez banal pour nous autres Français, mais</text:span><text:span text:style-name="T68"><text:s/></text:span><text:span text:style-name="T69">qui doit plaire à des Espagnols. Par contre le vers est écrit dans une langue très belle, très harmonieuse et très claire avec un louable souci au</text:span><text:span text:style-name="T70"><text:s/>rythme et des rappels musicaux.</text:span><text:span text:style-name="T71"><text:s/>Par des sonorités graves et pleines, la langue espagnole prête un charme nouveau et tout à fait spécial à des images qui, chez nous, n</text:span><text:span text:style-name="T72">’</text:span><text:span text:style-name="T73">auraient plus de val</text:span><text:span text:style-name="T74">eur. Par exemple, cette strophe </text:span><text:span text:style-name="T75">:</text:span></text:p>
      <text:p text:style-name="quote.l">Se han enlazado estambres y pistilos,</text:p>
      <text:p text:style-name="quote.l">     Se ha confundido el polen :</text:p>
      <text:p text:style-name="quote.l">Un nuevo arbusto su follaje ostenta</text:p>
      <text:p text:style-name="quote.l">Sobre un tapiz de agonizantes flores.</text:p>
      <text:p text:style-name="Corpsdetexte">De même je voudrais citer la berceuse :</text:p>
      <text:p text:style-name="quote.l">Duerme, cándida niña, los querubes…</text:p>
      <text:p text:style-name="noindent">et bien d’autres passages d’une exquise mélodie.</text:p>
      <text:p text:style-name="noindent">£</text:p>
      <text:p text:style-name="Corpsdetexte"><text:span text:style-name="T76">Itinéraire fantaisiste</text:span><text:span text:style-name="T77">,<text:s/></text:span>par<text:s/><text:span text:style-name="T78">Achille Segard</text:span>,<text:s/><text:span text:style-name="T79">Paul Oll</text:span><text:span text:style-name="T80">endorff éditeur</text:span>. — L’<text:span text:style-name="title">Itinéraire</text:span><text:s/>de M. Segard n’est peut-être pas aussi<text:s/><text:span text:style-name="T81">fantaisiste</text:span>, en réalité, qu’il le suppose. C’est plutôt un itinéraire forcé. En effet, les études et les conférences que nous trouvons rassemblées ici n’avaient pas été faites pour justifier ce titre, mais pour des journaux ou<text:s/>des cercles littéraires ; et M. Segard n’a songé à les réunir que lorsque leur réunion lui a paru constituer un volume d’épaisseur suffisante. C’est alors seulement qu’il s’est occupé de leur chercher un titre quelconque : il y était bien obligé ;<text:s/>nécessairement, par suite, il n’a pu y apporter la moindre fantaisie. Quant à ces études mêmes, je leur reprocherai d’être trop superficielles ; elles ne nous apprennent rien ou pas grand-chose, comme, du reste, toutes choses de ce genre composées pour un public de journal ou de salon : et M. Segard aurait été mieux avisé de les oublier. J’hésite d’autant moins à blâmer en lui le critique que jusqu’à présent j’ai loué le poète plein de professes que, dans ses précédents livres, il s’est montré.</text:p>
      <text:soft-page-break/>
      <text:p text:style-name="P82">L. de S.</text:p>
      <text:h text:style-name="Titre1" text:outline-level="1"><text:span text:style-name="pb">[p.<text:s/></text:span><text:span text:style-name="pb">118</text:span><text:span text:style-name="pb">]<text:s/></text:span>Bibliographie<text:s/>du 15 février 1899</text:h>
      <text:p text:style-name="dateline">15 février 1899.</text:p>
      <text:p text:style-name="Corpsdetexte"><text:span text:style-name="T83">Stanislas de Guaita</text:span><text:span text:style-name="T84">,<text:s/></text:span><text:span text:style-name="title">Un rénovateur de l’occultisme ; Souvenirs</text:span><text:span text:style-name="T85">,</text:span><text:s/>par<text:s/><text:span text:style-name="T86">Maurice Barrès</text:span>.<text:s/>Chamuel, éd. — Parus dans la revue<text:s/><text:span text:style-name="title">Cosmopolis</text:span>, ces<text:s/><text:span text:style-name="title">Souvenirs</text:span><text:s/>sur Stanislas de Guaita, qui devaient, à un certain moment, figurer en tête du catalogue de sa bibliothèque, nous arrivent maintenant sous la forme d’une brochure indépendante de ce catalogue et augmentée de deux portraits. Je connaissais de Guaita par ses œuvres ; elles étaient d’un compilateur desséché et sectaire. Sa haine du catholicisme s’y misait jour à toutes les pages, en même temps que son orgueil<text:s/>(qui est, du reste, celui de tous<text:s/>les occultistes), de prétendre en remontrer à toutes les Églises et à celle de Rome en particulier. Par suite, s’il m’intéressait par la matière même de ses études, il était loin de m’être sympathique. Seule sa mort me l’a fait aimer. Car il est mort « muni des sacrements de cette Église » en ennemi de laquelle il s’était posé durant sa vie, et il a rétracté, auparavant, avec une entière lucidité d’esprit, ses erreurs et ses blasphèmes de gnostique. Par cette marque si grande d’humilité et de soumission, il a acquis toute mon estime ; aucun acte, en effet, ne devait plus lui coûter ; mais aucun n’a mieux montré combien il fut sincère. Je ne crois pas faire de plus grand éloge de Stanislas de Guaita qu’en le louant de cette sincérité qui, lors de sa rétractation finale, s’est élevée jusqu’à l’héroïsme. Elle prouve, encore son amour de la vérité, puisqu’il n’hésita pas, pour aller à elle, à faire le sacrifice des labeurs de toute sa vie. Indirectement, elle témoigne qu’il avait entrepris et poursuivi ces travaux avec la bonne foi la plus parfaite. Et il suit enfin que ses livres ne sont pas d’un charlatan, comme ceux de tant d’autres soi-disant mages, mais d’un chercheur vraiment sérieux et convaincu de ce qu’il écrivait. Voilà ce que j’aurais signalé si j’avais eu à parler de Stanislas de Guaita. J’aurais aussi aimé étudier en lui les variations de son sens religieux et indiquer comment, né dans la religion catholique, il perdit cette foi au lycée de Nancy, tout en conservant le besoin de croire ; comment il crut apaiser ce besoin en se lançant à cœur perdu dans l’occultisme ; et comment, en mourant, il revint au catholicisme, c’est-à-dire au point de départ même du cercle qu’il avait décrit. Ayant vécu en dehors du monde, s’en étant séparé volontairement, Stanislas de Guaita, qui était un solitaire, a mené la vie d’un solitaire, toute mystique, tout intérieure. J’aurais voulu que M. Barrès nous y<text:s/>fît pénétrer : mieux que personne, il l’aurait pu, par sa double qualité d’ami de M. de Guaita et d’aigu analyste. Mais il n’en a rien fait, ou presque. Les pages qu’il a écrites sont jolies, d’un style<text:s/><text:soft-page-break/>aisé ;<text:s/>il s’y trouve des « morceaux » agréables, tel celui sur les colonnes de la cathédrale de Cordoue, tels aussi ces souvenirs du lycée de Nancy qui sont un véritable appendice aux<text:s/><text:span text:style-name="title">Déracinés</text:span><text:span text:style-name="T87"> </text:span><text:span text:style-name="T88">;</text:span><text:s/>il y a un<text:s/>peu de tout, dans cette notice ; le Guaita extérieur y est même fort bien rendu ;<text:s/>mais l’autre, le Guaita intérieur, ne nous paraît pas fixé<text:s/>avec une netteté suffisante. Même le retour suprême de<text:s/>M. de Guaita aux croyances de son enfance est passé sous silence. Au lieu de trouver, dans ce retour, la raison qui a empêché M. de Guaita d’autoriser la publication après sa mort du<text:s/><text:span text:style-name="title">Problème du mal</text:span>, son dernier ouvrage, M. Barrès dit simplement que<text:s/><text:span text:style-name="quote.c">« </text:span><text:span text:style-name="quote.c">son silence<text:s/></text:span><text:span text:style-name="quote.c">dicte la conduite de sa famille </text:span><text:span text:style-name="quote.c">»</text:span>. Il y a là une dénaturation des faits assez grave, et M. Barrès aurait mieux fait de dire qu’étant revenu au catholicisme,<text:s/>M. de Guaita ne pouvait pas permettre l’impression d’une<text:s/>œuvre essentiellement anticatholique : c’est cette obligation de conscience qui, en réalité, lui a dicté sa conduite, et c’est pour la respecter que l’on doit s’y<text:s/>conformer. Dernière observation : je regrette que M. Barrès n’ait pas grossi sa brochure des articles qu’à diverses époques il écrivit sur M. de Guaita : je m’en rappelle deux, notamment, l’un qui était intitulé<text:s/><text:span text:style-name="title">les Mages</text:span><text:span text:style-name="T89">,</text:span><text:s/>en 1890, et l’autre, en 1897, à propos du<text:s/><text:span text:style-name="title">Serpent de la G</text:span><text:span text:style-name="title">enèse</text:span><text:span text:style-name="T90">.</text:span><text:s/>Sa notice m’aurait ainsi semble complétée d’une façon très heureuse, M. Barrès ne pourrait-il pas satisfaire mon désir dans une réédition ?</text:p>
      <text:p text:style-name="Corpsdetexte">£</text:p>
      <text:p text:style-name="Corpsdetexte"><text:span text:style-name="T91">La Bonne Madeleine et la Pauvre Marie</text:span><text:span text:style-name="T92">,<text:s/></text:span>par<text:s/><text:span text:style-name="T93">Char</text:span><text:span text:style-name="T94">les</text:span><text:span text:style-name="T95">-</text:span><text:span text:style-name="T96">Louis</text:span><text:span text:style-name="T97"><text:s/>Philippe</text:span>,<text:s/><text:span text:style-name="T98">Bibliothèque artistique et littéraire</text:span><text:span text:style-name="T99">.<text:s/></text:span>— Deux nouvelles très douces et très tendres, comme leur titre ; deux nouvelles un peu<text:s/>maniérées, comme leur titre aussi, mais bien supérieures aux<text:s/><text:span text:style-name="title">Quatre histoires de Pauvre<text:s/></text:span><text:span text:style-name="T100">amour</text:span><text:span text:style-name="T101">,<text:s/></text:span>que M. Philippe nous avait précédemment contées. La bonne Madeleine est une petite fille qui meurt, et la pauvre Marie est une vieille fille qui, à cause de sa laideur et malgré ses violents désirs d’amour, n’a pu parvenir à se faire aimer. Ces sujets si simples, M. Philippe s’est plu à les enguirlander de dentelles fines et menues. Le seul reproche qu’on pourrait lui faire, c’est qu’il a abusé de ces guirlandes : il<text:s/>emploie trop de mots, beaucoup trop de mots, et ce défaut de concision nuit à la grâce de ses images. En outre ces mots sont un<text:s/>peu trop toujours les mêmes. M. Philippe n’a à<text:s/>son<text:s/>service qu’une toute petite troupe d’épithètes, et il arrive alors ce qui arrive toujours en pareil cas quand on exige de quelques ouvriers seulement une besogne<text:s/>qui nécessiterait au contraire le concours de beaucoup plus de bras : c’est que la besogne est mal faite et que les ouvriers, en l’espèce les épithètes, se fatiguent et s’usent très vite et ne sont plus capables d’être employées. Ainsi, avec M. Philippe, tout est<text:s/><text:span text:style-name="T102">pur</text:span><text:span text:style-name="T103">,</text:span><text:s/><text:span text:style-name="T104">doux</text:span><text:span text:style-name="T105">,</text:span><text:s/><text:span text:style-name="T106">joli</text:span><text:span text:style-name="T107">,</text:span><text:s/><text:span text:style-name="T108">ailé</text:span><text:span text:style-name="T109">,</text:span><text:s/><text:span text:style-name="T110">blanc et charmant</text:span><text:span text:style-name="T111">.<text:s/></text:span>On finit par être las de ces sucreries trop fréquentes, et l’on demande avec impatience d’autres gammes de saveurs.<text:s/><text:soft-page-break/>Néanmoins, comme je le disais, M. Philippe est en sérieux progrès sur son œuvre précédente. Il a des dons très réels de poète, mais il ne les utilise pas encore bien, et mes brèves observations ne visent, du reste, qu’à l’engager fort amicalement à mieux s’en servir.</text:p>
      <text:p text:style-name="Corpsdetexte">£</text:p>
      <text:p text:style-name="Corpsdetexte"><text:span text:style-name="T112">L’</text:span><text:span text:style-name="T113">initiati</text:span><text:span text:style-name="T114">on au Péché et à l’Amour</text:span><text:span text:style-name="T115">,<text:s/></text:span>par<text:s/><text:span text:style-name="T116">Édouard Dujardi</text:span><text:span text:style-name="T117">n</text:span><text:s/>(<text:span text:style-name="T118">Mercure de France</text:span><text:span text:style-name="T119">).</text:span><text:s/>— Le titre de ce<text:s/>roman est peut-être prétentieux : car parler d’initiation, c’est par là même s attribuer la science d’un initié ; et, quand il s’agit du péché et de l’amour, qui peut s’en attribuer la parfaite connaissance ? Du reste le livre lu, on s’aperçoit facilement qu’on ne sait rien de plus de ces graves problèmes qu’on ne savait déjà. Serait-ce que nous sommes tous en ces matières des initiés ? Je ne le crois pas, mais, plutôt que M. Dujardin n’en sait pas plus que nous. Son récit est, en somme, l’histoire d’un tout jeune homme qui a reçu une éducation religieuse et qui, aux environs de la vingtième année, en éprouve quelque gêne pour bambocher sans trouble aucun. Son héros oscille entre l’ange et la bête. Enfant mystique, il a soif d’aimer ; et quand l’âge d’aimer arrive, il cherche l’amour dans les maisons publiques, auprès des demi-vierges,<text:s/>des comédiennes, des bourgeoises, des trottins, des petites femmes et des filles de bals publics ; et de toutes ces expériences il fort désabusé et convenablement défraîchi. C’est<text:s/>alors que de ces faits M. Dujardin s’élève à la théorie qui, d’après lui, les explique :<text:s/><text:span text:style-name="quote.c">« </text:span><text:span text:style-name="quote.c">La loi de nature est la lutte pour la vie et est le</text:span><text:span text:style-name="quote.c"><text:s/></text:span><text:span text:style-name="pb">[p.<text:s/></text:span><text:span text:style-name="pb">119</text:span><text:span text:style-name="pb">]<text:s/></text:span><text:span text:style-name="quote.c">péché </text:span><text:span text:style-name="quote.c">; la loi morale est le sacrifice et est l’</text:span><text:span text:style-name="quote.c">amour. »</text:span><text:s/>Et c’est la Grâce qui fait passer de l’une à l’autre. La Grâce manque au héros du livre, et il retourne à la bamboche :<text:s/><text:span text:style-name="quote.c">« Q</text:span><text:span text:style-name="quote.c">ue v</text:span><text:span text:style-name="quote.c">eux-tu </text:span><text:span text:style-name="quote.c">?... Pas la taille d’</text:span><text:span text:style-name="quote.c">un ascète, encore que</text:span><text:span text:style-name="quote.c"><text:s/>bien dégoûté d’</text:span><text:span text:style-name="quote.c">être un jouisseur…</text:span><text:span text:style-name="quote.c"><text:s/>Comme les autres, tout simplement,<text:s/></text:span><text:span text:style-name="quote.c">un pauvre bougre qui vit la vie. </text:span><text:span text:style-name="quote.c">»</text:span><text:s/>Un pauvre bougre qui vit la vie, tel est en réalité le vrai titre du roman de M. Dujardin, et il ne m’intéresse qu’à<text:s/>ce point de vue. S’il s’en était tenu là, M. Dujardin n’aurait pas eu besoin de se noyer dans des dissertations théologiques dont le tort principal est de manquer de théologie. Avant de les écrire, il se serait épargné des erreurs regrettables pour tous ceux qui aiment l’exactitude en relisant tout simplement un catéchisme. Par exemple, il n’aurait point dit, à la page 24 :<text:s/><text:span text:style-name="quote.c">« </text:span><text:span text:style-name="quote.c">Le prêtre, ce jour-là, ne donnait que l’attrition, réservant l’</text:span><text:span text:style-name="quote.c">absolution à la veille de la communion</text:span><text:span text:style-name="quote.c">.</text:span><text:span text:style-name="quote.c"> »</text:span><text:s/>Car l’attrition n’a jamais<text:s/>été donnée par le prêtre, et M. Dujardin, s’il a su la signification de ce mot, l’ignore maintenant tout à fait. Par contre, quand il se borne à son rôle de conteur, il est parfaitement agréable et bien supérieur, cette fois-ci, à ce qu’il a été autrefois. Sous la phrase on retrouve l’homme charmant et bienveillant qu’il n’a jamais cessé d’être. Mais le style s’est épuré de ses anciennes affectations qui étaient si déplaisantes, et le récit maintenant se déroule avec plus d’art qu’auparavant. Ce n’est plus<text:s/><text:soft-page-break/>le<text:s/>récit touffu de trop de détails ; ce n’est pas le récit habituel où le fil d’une existence monotonement se dévide sans aucune coupure ; c’est un genre de récit nouveau, et beaucoup plus vraisemblable que les deux autres, où, dégagés des transitions, besogne de romancier, les points saillants d’une existence sont seuls notés et rassemblés dans leur ordre<text:s/>chronologique. Nous composons, chacun, des récits de cette forme lorsqu’il nous arrive de nous raconter à nous-mêmes notre propre enfance : récits par petits morceaux, dont chacun est un souvenir sans liaison discernable entre le précédent et le suivant. Tous ces souvenirs sont autant d’îlots distincts émergeant de notre passé. On ne sait pour quelles causes ils subsistent, alors que tant d’autres ont disparu. De la vie de son héros, M. Dujardin n a retenu que ces débris, et il a eu raison : il nous raconte le passé de son personnage comme le dernier le raconterait lui-même, remplaçant par des silences les trous et les lacunes que ce même personnage trouverait dans sa mémoire. J’estime que ce<text:s/>procédé, le seul<text:s/><text:span text:style-name="T120">logique</text:span><text:span text:style-name="T121"><text:s/></text:span>strictement, peut donner d’excellents résultats, et je trouve une tentative des plus heureuses celle qu’a eue M. Dujardin de l’employer.</text:p>
      <text:p text:style-name="Corpsdetexte">£</text:p>
      <text:p text:style-name="P122"><text:span text:style-name="T123">Sonnets romains</text:span><text:span text:style-name="T124">,<text:s/></text:span>par<text:s/><text:span text:style-name="T125">Henri Cor</text:span><text:span text:style-name="T126">bel</text:span><text:s/>(<text:span text:style-name="T127">Bibliothè</text:span><text:span text:style-name="T128">que du Franc-Parler</text:span>). — La plaquette de<text:s/><text:span text:style-name="T129">M. </text:span>Corbel est luxueuse, chaque sonnet est accompagné d’illustrations et d’ornements ; le papier est fort beau ; les vers et les dessins pourraient être meilleurs : l’ensemble, en<text:s/>somme, est satisfaisant. Des dix-huit sonnets de la brochure, je choisis le septième,<text:s/><text:span text:style-name="title">À</text:span><text:span text:style-name="title"><text:s/>Cyn</text:span><text:span text:style-name="title">thie</text:span><text:span text:style-name="T130">,</text:span><text:s/>qui donnera une idée suffisante de la poésie de M. Corbel :</text:p>
      <text:p text:style-name="quote.l">Insensé qui voudra t’honorer de son culte :</text:p>
      <text:p text:style-name="quote.l">Peu me chaut qu’à l’oubli tombe ton nom vanté.</text:p>
      <text:p text:style-name="quote.l">Celui qui<text:s/>chantera ton cœur et ta beauté</text:p>
      <text:p text:style-name="quote.l">Aura semé son grain dans un terrain inculte.</text:p>
      <text:p text:style-name="quote.l">£</text:p>
      <text:p text:style-name="quote.l">Vienne, un soir, de<text:s/>la mort la flétrissante insulte</text:p>
      <text:p text:style-name="quote.l">Sur la couche funèbre avec ton corps dompté,</text:p>
      <text:p text:style-name="quote.l">Le noir jour<text:s/>funéraire aura vite emporté</text:p>
      <text:p text:style-name="quote.l">Tes trésors naturels en son travail occulte.</text:p>
      <text:p text:style-name="quote.l">£</text:p>
      <text:p text:style-name="quote.l">Et plus d’un voyageur, en frôlant le tombeau</text:p>
      <text:p text:style-name="quote.l">Où tu reposeras de ton sommeil suprême,</text:p>
      <text:p text:style-name="quote.l">Ne soupçonnera point ton existence même.</text:p>
      <text:p text:style-name="quote.l">£</text:p>
      <text:soft-page-break/>
      <text:p text:style-name="quote.l">Dans la nuit de son<text:s/>cœur ne luira nul flambeau,</text:p>
      <text:p text:style-name="quote.l">Car il<text:s/>ne dira point, ému de sympathie :</text:p>
      <text:p text:style-name="quote.l">« Ce peu de cendre fut la savante Cynthie. »</text:p>
      <text:p text:style-name="P131"><text:bookmark-start text:name="bookmark0"/><text:bookmark-end text:name="bookmark0"/>L. de S.</text:p>
      <text:h text:style-name="Titre1" text:outline-level="1"><text:span text:style-name="pb">[p.<text:s/></text:span><text:span text:style-name="pb">319</text:span><text:span text:style-name="pb">]<text:s/></text:span>Tribune libre<text:s/>du 1<text:span text:style-name="T132">er</text:span> mai 1899<text:span text:style-name="Appelnotedebasdep."><text:note text:note-class="footnote" text:id="_ftn0"><text:note-citation>1</text:note-citation><text:note-body><text:p text:style-name="Notedebasdepage"><text:s/>[NdE] Réponse à la « Tribune libre » du 1<text:span text:style-name="T133">er</text:span> mars 1899, p. 154 :</text:p><text:p text:style-name="quote">P.-S. — Dans un article<text:s/>bibliographique se rapportant au regretté occultiste Stanislas de Guaita mort dernièrement, article paru à<text:s/><text:span text:style-name="title">la Plume</text:span><text:s/>du 15 février, je relève des erreurs que j’ai le devoir de détruire. L’auteur anonyme*<text:s/>de la notice en question, lequel certes n’a jamais lu les livres de Guaita ou les a mal interprétés, prétend que le Maître Kabbaliste était un sectaire haïssant le Catholicisme et cherchant à le saper au moyen de ses œuvres. Il y a presque de la mauvaise foi à écrire cela.</text:p><text:p text:style-name="quote">Stanislas de Guaita, je<text:s/>l’<text:span text:style-name="T134">affirme</text:span><text:span text:style-name="T135">,</text:span><text:s/>car je l’ai très<text:s/>[bien]<text:s/>connu, respecta toujours la Religion Catholique dans son haut Symbolisme comme il convient à tout adepte. Ses livres d’ailleurs le prouvent, car ils constituent bien le plus remarquable<text:s/>monument élevé à<text:s/>l’<text:span text:style-name="T136">Ésotérisme catholi</text:span><text:span text:style-name="T137">que</text:span><text:span text:style-name="T138">,</text:span><text:s/>au catholicisme<text:s/><text:span text:style-name="T139">initiatique</text:span><text:s/>et rationnel.</text:p><text:p text:style-name="quote">Stanislas de Guaita n’eut donc<text:s/><text:span text:style-name="T140">rien</text:span><text:s/>à rétracter en<text:s/>conscience, à sa mort, comme l’insinue à faux l’article que je prends à partie. Et s’il reçut les derniers sacrements, ce fut de sa pleine volonté magique, en fils éclairé de l’Église Initiatique dont il savait interpréter les rites et la Thérapeutique Théurgique.</text:p><text:p text:style-name="quote">* La notice en question est signée L. de St-J. (Louis de Saint-Jacques) (n<text:span text:style-name="T141">o</text:span><text:s/>du 15 février). M. Jollivet-Castelot commet donc une erreur en affirmant qu’elle est anonyme.</text:p></text:note-body></text:note></text:span></text:h>
      <text:p text:style-name="dateline">1<text:span text:style-name="T142">er</text:span> mai 1899.</text:p>
      <text:p text:style-name="label">À M. Jollivet Castelot.</text:p>
      <text:p text:style-name="salute">Monsieur,</text:p>
      <text:p text:style-name="Corpsdetexte">Votre chronique du<text:s/>1<text:span text:style-name="T143">er</text:span> mars, dans la<text:s/><text:span text:style-name="title">Plume</text:span><text:span text:style-name="T144">,</text:span><text:s/>se terminait par un post-scriptum à mon adresse, à propos de mon article bibliographique sur Stanislas de Guaita. Étant donné que vous m’y accusiez d’être<text:s/><text:span text:style-name="T145">«</text:span> presque de mauvaise foi », vous me permettrez d’y répondre : ce me sera en même temps une occasion de vous rectifier à mon tour.</text:p>
      <text:p text:style-name="Corpsdetexte">Vous prétendez :<text:s/><text:span text:style-name="T146">i</text:span><text:span text:style-name="T147">o</text:span><text:s/>que je n’ai jamais lu les livres de Guaita ou que je les ai mal interprétés ;<text:s/><text:span text:style-name="T148">2</text:span><text:span text:style-name="T149">o</text:span><text:s/>que Guaita n’était point un sectaire haïssant le Catholicisme et cherchant à<text:s/>le<text:s/><text:soft-page-break/>saper au moyen de ses œuvres ; 3<text:span text:style-name="T150">o</text:span><text:s/>qu’ainsi, avant de recevoir les derniers sacrements, il n’eut rien à rétracter. Vous vous trompez sur ces trois points.</text:p>
      <text:p text:style-name="Corpsdetexte"><text:span text:style-name="T151">i</text:span><text:span text:style-name="T152">o</text:span><text:span text:style-name="T153"><text:s/></text:span><text:span text:style-name="T154">Non</text:span><text:s/>seulement j’ai lu les livres de Guaita, mais je les possède tous, notamment le<text:s/><text:span text:style-name="title">Seuil du mystère</text:span><text:s/>en ses diverses éditions, et je pourrais vous donner les noms de gens que vous devez connaître et qui, les ayant vus chez moi, seraient à même d’en témoigner. Ils vous diraient aussi que ma collection d’ouvrages sur l’occultisme n’est pas sans importance, et qu’elle présume par elle-même en ma faveur un certain droit à en parler. Quant à mon<text:s/>interprétation des doctrines de Guaita, je ne m’étonne pas que vous<text:s/><text:span text:style-name="T155">y</text:span><text:s/>soyez contraire,<text:s/>parce que votre point de vue est diamétralement opposé au mien : cela provient de ce que vous détournez le mot Catholicisme de son sens habituel pour lui attribuer une signification particulière qu’il n’a pas dans le langage courant. Selon ce langage, en effet, et je n’en employai pas d’autre dans mon<text:s/>article sur Guaita, le Catholicisme est la Religion de l’Église Catholique ; on entend par Église Catholique l’<text:span text:style-name="T156">É</text:span><text:span text:style-name="T157">glise une</text:span><text:span text:style-name="T158">,<text:s/></text:span><text:span text:style-name="T159">sainte</text:span><text:span text:style-name="T160">,<text:s/></text:span><text:span text:style-name="T161">catholique, apostolique et romaine</text:span>, c’est-à-dire<text:s/><text:span text:style-name="T162">celle dont le siège est à</text:span><text:span text:style-name="T163"><text:s/>Rome et qui a le pape pour chef</text:span><text:span text:style-name="T164"> </text:span><text:span text:style-name="T165">;</text:span><text:s/>et la Religion de cette Église est celle qu’a enseignée Jésus-Christ et que continuent à enseigner ses successeurs. Pour être catholique soi-même, il faut croire en<text:s/><text:span text:style-name="T166">toute</text:span><text:s/>cette doctrine, et l’on cesse de l’être pour devenir hérétique dès que l’on en repousse la moindre partie. Mais vous, Monsieur, qu’entendez-vous par Catholicisme ? Vous affirmez que Guaita respecta toujours le Catholicisme, c’est donc que votre conception du Catholicisme est conforme à la<text:s/>sienne, et quelle est celle-ci ? La voici textuellement :<text:s/><text:span text:style-name="quote.c">« </text:span><text:span text:style-name="quote.c">Il ne s’agit point ici de t’imposer des convictions dogmatiques. Que tu te croies<text:s/></text:span><text:span text:style-name="T167">matérialiste</text:span><text:span text:style-name="quote.c">,<text:s/></text:span><text:span text:style-name="T168">spiritualiste</text:span><text:span text:style-name="quote.c"><text:s/>ou<text:s/></text:span><text:span text:style-name="T169">idéaliste</text:span><text:span text:style-name="quote.c"> </text:span><text:span text:style-name="quote.c">; que tu fasses profession de<text:s/></text:span><text:span text:style-name="T170">Christianisme</text:span><text:span text:style-name="quote.c"><text:s/>ou de<text:s/></text:span><text:span text:style-name="T171">Bouddhisme</text:span><text:span text:style-name="quote.c"> </text:span><text:span text:style-name="quote.c">; que tu te proclames<text:s/></text:span><text:span text:style-name="T172">libre penseur</text:span><text:span text:style-name="quote.c"><text:s/>ou que tu affectes même le<text:s/></text:span><text:span text:style-name="T173">scepticisme</text:span><text:s/><text:span text:style-name="quote.c">absolu, peu nou</text:span><text:span text:style-name="quote.c">s importe après tout. Pourvu qu’</text:span><text:span text:style-name="quote.c">embrasé d’un amour véritable pour tes frères humains, tu ne cherches jamais à dissoudre les liens de solidarité qui te rattachent strictement au règne Hominal<text:s/></text:span><text:span text:style-name="quote.c">considéré dans sa synthèse, tu<text:s/></text:span><text:span text:style-name="quote.c">es d’une religion suprême et vraiment<text:s/></text:span><text:span text:style-name="T174">universelle</text:span><text:span text:style-name="quote.c"><text:s/>(c’est le sens radical du mot<text:s/></text:span><text:span text:style-name="T175">catholique</text:span><text:span text:style-name="quote.c">)</text:span><text:span text:style-name="quote.c">,</text:span><text:span text:style-name="quote.c"><text:s/>car c’est elle qui se manifeste et s’impose multiforme, il est vrai, mais essentiellement identique à elle-même, sous les voiles de tous les cultes exotériques d’Occident comme d’</text:span><text:span text:style-name="quote.c">Orient…</text:span><text:span text:style-name="quote.c"><text:s/>Aucun dogme philosophique ou religieux n’</text:span><text:span text:style-name="quote.c">est imposé à ta foi. </text:span><text:span text:style-name="quote.c">»</text:span><text:s/><text:span text:style-name="T176">(</text:span><text:span text:style-name="title">Discours initiatique</text:span>.)<text:s/>Le catholicisme de Guaita, comme le prouve ce texte, n’a aucun rapport avec le vrai Catholicisme, qui est le Catholicisme romain. Il en est tellement ainsi qu’à la page 658 de<text:s/><text:span text:style-name="title">la Clef de la magie noire</text:span><text:span text:style-name="T177">,</text:span><text:s/>Guaita reproche à ce dernier de s’être ruiné en rejetant le gnosticisme et qu’il appelle de tous ses vœux le pape qui redonnera la vie à l’Église en lui redonnant<text:s/><text:soft-page-break/>l’usage des trésors dont elle s’est privée. Or suis-je dans l’erreur lorsque je considère le Catholicisme romain comme le seul véritable, alors que Guaita ne le reconnaît nullement pour tel et n’attribue qu’au sien seul la véridicité ? Lactance<text:s/><text:span text:style-name="T178">(</text:span><text:span text:style-name="title">Div. Inst.</text:span><text:span text:style-name="T179">,<text:s/></text:span>IV, 30) constatait déjà que<text:s/><text:span text:style-name="quote.c">« </text:span><text:span text:style-name="quote.c">tous les rassemblements d’</text:span><text:span text:style-name="quote.c">hérétiques se di</text:span><text:span text:style-name="quote.c">sent les seuls vrais chrétiens et appellent leur église l’</text:span><text:span text:style-name="quote.c">Église catholique </text:span><text:span text:style-name="quote.c">»</text:span>.<text:s/>Buchmann, dans sa<text:s/><text:span text:style-name="title">Symbolique</text:span><text:span text:style-name="title"><text:s/></text:span><text:span text:style-name="title">populaire</text:span>, fait la même remarque à propos des sectes protestantes, et vous trouverez que le docteur Hahn, dans la première livraison de ses<text:s/><text:span text:style-name="title">Annales ecclésiastiques</text:span>, réclame en faveur du protestantisme ce caractère de catholicité. Or si, de tous temps, les hérétiques ont eu cette prétention à l’universalité que manifestent les kabbalistes actuels, c’est qu’ils en ont bien vu toute l’importance et qu’ils ont tenté d’arracher à la seule véritable Église un titre qu’elle<text:s/>a toujours eu. Saint Augustin l’invoque pour convaincre Petelius de son erreur. Voyez ses sermons 131 à 181, l’épître de saint Paul<text:s/>aux Romains X, 18, celle aux Colossiens I, 6, et rappelez-vous que, reconnaissant implicitement son impuissance à en déposséder l’Église et à le conférer à ses propres doctrines, Luther voulait même effacer ce signe du Symbole et qu’il ne s’y glissa que tout à fait malgré lui.</text:p>
      <text:p text:style-name="Corpsdetexte">En désignant ses erreurs sous le nom de catholicisme, Guaita faisait, comme tous les hérétiques. Mais ni lui ni ces derniers n’ont réussi<text:s/>dans leurs tentatives ; et aujourd’hui comme aux premiers siècles de l’ère chrétienne, quand on parle de<text:s/>l’<text:span text:style-name="T180">É</text:span><text:span text:style-name="T181">glise catholique</text:span><text:span text:style-name="T182">,</text:span><text:s/>on n’entend jamais que la<text:s/><text:span text:style-name="T183">seule Église de Jésus-Christ, de saint Pierre et de ses successeurs</text:span>, tandis que personne ne songe au « <text:span text:style-name="T184">Règne Hominal considéré dans sa synthèse</text:span><text:span text:style-name="T185"> </text:span>», ce soi-disant catholicisme de Guaita.</text:p>
      <text:p text:style-name="Corpsdetexte">2<text:span text:style-name="T186">o</text:span><text:s/>Le mot catholicisme ayant été ainsi défini, une première fois dans son sens ordinaire, le seul adopté par moi, et une deuxième fois dans sa signification particulière, celle que lui attribue Guaita, je passe à votre affirmation que Guaita n’était point un sectaire haïssant le Catholicisme et cherchant à le saper au moyen de ses œuvres. Il est certain que si vous prenez le mot catholicisme dans le sens que Guaita lui donne, Guaita n’a jamais haï<text:s/><text:span text:style-name="T187">son</text:span><text:s/>catholicisme à lui Guaita, et qu’il a essayé au contraire de le défendre et de le propager. Mais vous ne pouvez pas soutenir qu’il ait admis<text:s/><text:span text:style-name="T188">le</text:span><text:s/>Catholicisme, au sens que tous les dictionnaires ont toujours donné à ce mot.<text:s/><text:span text:style-name="T189">Le</text:span><text:s/>Catholicisme, c’est-à-dire l’<text:span text:style-name="T190">Église romaine</text:span><text:span text:style-name="T191">,</text:span><text:s/>Guaita l’a combattu sans cesse. Et s’il l’a respecté, dites-vous,<text:s/><text:span text:style-name="quote.c">« </text:span><text:span text:style-name="quote.c">dans son haut symbolisme,<text:s/></text:span><text:span text:style-name="quote.c">comme il convient à tout adepte </text:span><text:span text:style-name="quote.c">»</text:span>, c’est à la façon de Ragon ou d’Éliphas Levi, qui ont eu la même vénération apparente, et que l’Église, cependant, a condamnés et rejetés, eux et leurs livres, comme elle condamne et rejette les livres de Guaita.</text:p>
      <text:soft-page-break/>
      <text:p text:style-name="Corpsdetexte"><text:span text:style-name="pb">[p.<text:s/></text:span><text:span text:style-name="pb">320</text:span><text:span text:style-name="pb">]<text:s/></text:span>3<text:span text:style-name="T192">o</text:span><text:s/>Ayant passé sa vie à écrire pour<text:s/><text:span text:style-name="T193">son</text:span><text:s/>catholicisme contre<text:s/><text:span text:style-name="T194">le</text:span><text:s/>Catholicisme, Guaita s’était placé lui-même hors de l’Église. Quand il est mort, j’ai su par<text:s/>l’<text:span text:style-name="T195">Initiation</text:span><text:span text:style-name="T196">,</text:span><text:s/>revue peu suspecte de cléricalisme, qu’il avait reçu les derniers sacrements. Or pour qu’il ait<text:s/>pu les recevoir validement et qu’un prêtre catholique ait pu validement les lui administrer, il faut de toute nécessité qu’il se soit auparavant réconcilié avec l’Église, et cette réconciliation n’a pu se faire que s’il a rétracté ses erreurs par une confession sincère suivie de l’absolution. Si donc le renseignement que m’a fourni<text:s/>l’<text:span text:style-name="T197">Initiation</text:span><text:s/>est inexact, je consens, Monsieur, à dire que Stanislas de Guaita n’a rien rétracté de ses erreurs. Mais s’il est sûr, ainsi que vous semblez l’admettre vous-même, qu’il ait reçu les derniers sacrements, je maintiens contre vous que Guaita a<text:s/>dû nécessairement se rétracter,<text:s/>et que c’est uniquement dans ce retour<text:s/><text:span text:style-name="T198">au</text:span><text:s/>Catholicisme qu’il faut trouver la vraie raison<text:s/>pour laquelle le<text:s/><text:span text:style-name="title">Problème du Mal</text:span><text:span text:style-name="T199">,</text:span><text:s/>son dernier ouvrage, n’a pas paru et ne paraîtra pas.</text:p>
      <text:p text:style-name="salute">Recevez, Monsieur, mes salutations.</text:p>
      <text:p text:style-name="byline"><text:span text:style-name="T200">LOUIS DE SAINT-JACQUES</text:span><text:span text:style-name="T201"><text:note text:note-class="footnote" text:id="_ftn1"><text:note-citation>2</text:note-citation><text:note-body><text:p text:style-name="Notedebasdepage"><text:s/>[NdE] Réponse de F. Jollivet-Castelot dans la « Tribune libre » du 15 mai 1899, p. 351 :</text:p><text:p text:style-name="P202">À Monsieur Louis de Saint-Jacques.</text:p><text:p text:style-name="P203">Monsieur,</text:p><text:p text:style-name="P204">J’ai la prétention de ne me tromper sur aucun des trois points que vous relevez dans votre lettre à<text:s/>mon adresse, insérée à<text:s/><text:span text:style-name="title">la Plume</text:span><text:s/>du<text:s/>1<text:span text:style-name="T205">er</text:span> mai.</text:p><text:p text:style-name="P206"><text:span text:style-name="T207">i</text:span><text:span text:style-name="T208">o</text:span><text:s/>Si vous avez lu les livres de Guaita, certainement<text:s/>je le maintiens, vous les avez mal interprétés, ce qui n’a rien d’étonnant, étant donné qu’ils sont écrits pour des initiés.</text:p><text:p text:style-name="P209">Vous<text:s/>les<text:s/>avez mal interprétés, car vous vous en tenez à la définition étroite du catholicisme<text:s/><text:span text:style-name="T210">romain</text:span><text:s/>qui n’est pas et ne peut pas être le catholicisme magique, comme l'affirment les œuvres de Guaita.<text:s/><text:span text:style-name="T211">L’Église, une, sainte, catholique</text:span>,<text:s/>est l’Église de Jésus-Christ, elle fut, avant Lui, celle des intelligences vastes et indépendantes du monde entier (suivant l’étymologie du mot catholique).</text:p><text:p text:style-name="P212"><text:span text:style-name="T213">L’Église apostolique et romaine, c'est-à-dire celle dont le siège est à Rome et qui a le Pape pour chef</text:span><text:s/>(je cite<text:s/>votre phrase), n’est pas l’Église de Jésus-Christ : c’est celle des hommes, des prêtres, des évêques et des papes ignorants et ambitieux, que condamne la parole même de Jésus-Christ.</text:p><text:p text:style-name="P214">Les Évangiles en font foi. Je vous engage à les consulter ; vous verrez que, en dépit des erreurs de copistes qui les criblent, vous verrez que le Grand Messie essénien, l’Initié, est venu prêcher la religion d’Esprit et de Vérité, non un culte d’intolérance et de dogmatisme littéral.</text:p><text:p text:style-name="P215">Les Évangiles condamnent formellement la pompe extérieure, le cléricalisme, le sectarisme et le simonisme qui sont aujourd’hui le lot du<text:s/><text:span text:style-name="T216">catholicisme romain</text:span><text:s/>négateur des enseignements de son chef<text:s/>Jésus-Christ qui fonda le christianisme, mais non l’<text:span text:style-name="T217">Église romaine</text:span>. Évidemment, si vous ne voulez point quitter le territoire étroit du culte romain, si vous repoussez, Monsieur, le catholicisme intégral,<text:s/>nous ne pouvons songer à discuter fructueusement : vous êtes pour la Lettre, pour les Conciles, pour le cléricalisme, pour le sectarisme, contre Jésus-Christ ; je suis, moi,<text:s/>pour Jésus-Christ, pour la tolérance, pour l’évolution de la pensée : je suis pour la Communion universelle ; donc je m’appelle<text:s/><text:span text:style-name="T218">catholique-chrétien</text:span><text:s/>et vous vous nommez<text:s/><text:span text:style-name="T219">catholique-romain</text:span>. Nous ne saurions ainsi nous entendre.</text:p><text:p text:style-name="P220">Vous repoussez le Symbole, je n’admets que lui ; vous niez la Magie, je la retrouve en toutes les cérémonies religieuses qui constituent une adaptation magique des forces de la Nature ; que ces cérémonies appartiennent au buddhisme, au catholicisme, au protestantisme, elles dérivent de l’Unité divine.</text:p><text:p text:style-name="P221">2<text:span text:style-name="T222">o</text:span><text:s/>Vous ne répondez point à ma deuxième assurance : « Guaita n’était pas un sectaire sapant<text:s/>le catholicisme par ses œuvres. »</text:p><text:p text:style-name="P223">Vous<text:s/>citez saint Augustin, Lactance,<text:s/>Buchmann, Hahn, vous déclarez les occultistes<text:s/>des hérétiques, mais vous ne démontrez<text:s/>en rien le sectarisme hypothétique de Guaita.</text:p><text:p text:style-name="P224">Simplement vous transcrivez sa superbe profession de foi de Catholique<text:s/>admettant au sein de l’Église<text:s/><text:span text:style-name="T225">le spiritualiste</text:span>,<text:s/><text:span text:style-name="T226">le matérialiste</text:span>,<text:s/><text:span text:style-name="T227">le chrétien</text:span>,<text:s/><text:span text:style-name="T228">le buddhiste</text:span>,<text:s/><text:span text:style-name="T229">le libre-penseur</text:span>,<text:s/><text:span text:style-name="T230">le sceptique</text:span>.<text:s/>Vous vous condamnez ainsi vous-même, Monsieur. En effet, sont-ce là les paroles d’un sectaire, et en quoi cette<text:s/>tolérance sape-t-elle les enseignements chrétiens basés sur la tendresse du Père pour tous ses enfants ? Cette conception si large de la religion conception qui est celle de la Magie et de l’Occultisme indique, vous me l’accorderez, une tolérance qui n’est point celle du catholicisme romain sectaire. L’Occultisme reçoit tous les croyants, ne repousse aucune bonne volonté. Le catholicisme romain, au contraire, excommunie tous ceux qui ne pensent pas comme le Pape, les déclare hérétiques. Il les brûlait même au moyen âge et regrette que les progrès indéniables de la Civilisation<text:s/>l’empêchent de le faire encore à cette heure.</text:p><text:p text:style-name="P231">De quel côté, je vous prie, Monsieur, se trouve la tolérance, de quel côté le sectarisme ?</text:p><text:p text:style-name="P232">3<text:span text:style-name="T233">o</text:span><text:s/>Guaita envisageant la Religion avec cette hauteur d’âme, adepte éclairé du Symbolisme, n’eut donc, je le répète, rien à rétracter en<text:s/>conscience, à sa mort. Né dans<text:s/>la religion catholique romaine, il en éclaira les préceptes universels au flambeau de la Gnose, espérant provoquer un mouvement de progression au sein de ce culte admirable en lui-même.</text:p><text:p text:style-name="P234">Et il tint à mourir selon les rites catholiques que les prêtres sont impuissants à déformer malgré leurs erreurs toutes personnelles.</text:p><text:p text:style-name="P235">Quant à son dernier ouvrage :<text:s/><text:span text:style-name="title">le Problème du Mal</text:span>, il ne<text:s/>paraîtra point, uniquement pour cette raison qu’il n’était pas terminé, et que Stanislas de Guaita, probe écrivain, se refusa toujours à rien publier de hâtif ; ses dernières volontés, sur ce point, furent formelles.</text:p><text:p text:style-name="P236">Recevez, Monsieur, mes — très distinguées — salutations.</text:p><text:p text:style-name="P237">F. JOLLIVET CASTELOT.</text:p></text:note-body></text:note></text:span><text:span text:style-name="T238">.</text:span></text:p>
      <text:h text:style-name="Titre1" text:outline-level="1"><text:bookmark-start text:name="bookmark2"/><text:bookmark-end text:name="bookmark2"/><text:soft-page-break/><text:span text:style-name="pb">[p.<text:s/></text:span><text:span text:style-name="pb">378</text:span><text:span text:style-name="pb">]<text:s/></text:span>Bibliographie<text:s/>du 1<text:span text:style-name="T239">er</text:span> juin 1899</text:h>
      <text:p text:style-name="dateline">1<text:span text:style-name="T240">er</text:span> juin 1899.</text:p>
      <text:p text:style-name="Corpsdetexte"><text:span text:style-name="T241">Le Massacre des Amazones</text:span><text:span text:style-name="T242">,<text:s/></text:span>par<text:s/><text:span text:style-name="T243">Han Ryner</text:span>,<text:s/><text:span text:style-name="T244">Cha</text:span><text:span text:style-name="T245">muel</text:span>. — Je louerai M. Han Ryner de son extrême<text:s/>courage ; un homme est un homme ; une femme, une femme ; mais les bas-bleus, ces redoutables Amazones, sont bien loin d’être des hommes et ne sont plus des femmes, non<text:s/>plus. Ce ne sont pas même des hermaphrodites, mais<text:s/>des monstres d’autant plus terribles que leur difformité est indéfinissable, car elle varie d’un bas-bleu à l’autre, et il n’y a guère qu’une monstruosité qui leur soit commune, celle d’être des hors-nature, pour me servir d’un mot de Rachilde, hors-nature elle-même puisqu’elle est elle-même bas-bleu. Deux cents cadavres de ces monstres jonchent les pages du livre de M. Han Ryner. Voilà un beau carnage auquel j’applaudis de tout cœur. Pourtant il aurait pu être encore plus considérable, la légion des bas-bleus ne cessant de grossir grâce aux progrès du féminisme et au nombre toujours croissant des brevets supérieurs. Mais cela même justement empêchait M. Ryner d’en venir entièrement à bout. Il a<text:s/>vu qu’elles étaient trop,<text:s/><text:span text:style-name="quote.c">« </text:span><text:span text:style-name="quote.c">il s’est senti périr d’en</text:span><text:span text:style-name="quote.c">nui à lire tant de livres vides </text:span><text:span text:style-name="quote.c">; c’est alors qu’</text:span><text:span text:style-name="quote.c">il a déposé sa massue </text:span><text:span text:style-name="quote.c">»</text:span>,<text:s/>et il a eu raison de ne pas prolonger son massacre, à la longue, il serait devenu fastidieux. Excepté quatre chapitres inédits, tous ceux dont se compose son livre ont paru dans la<text:s/><text:span text:style-name="title">Plume</text:span>. Il convient maintenant de les relire en volume afin<text:s/><text:soft-page-break/>de mieux en saisir la portée : il convient surtout de placer le volume à la suite des<text:s/><text:span text:style-name="title">Bas-bleus</text:span><text:s/>de Barbey d’Aurevilly : il complète heureusement cet ouvrage, il est une façon de le tenir à jour ; et en les comparant l’un à l’autre, on se rendra aisément compte que la race des bas-bleus a traversé notre siècle sans avoir rien perdu de ses grotesques prétentions. C’est à ce titre<text:s/>documentaire que le livre de M. Ryner méritera de demeurer. Un index alphabétique et une table des matières engagent fort à le consulter et facilitent les recherches. Les Amazones y sont groupées en phalanges distinctes, leurs pseudonymes, quand elles en ont, percés à jour. C’est dire que M. Ryner met à notre disposition toute son expérience pour nous aider à combattre les monstres si le désir nous y pousse, ou à les éviter sans encombre si nous en avons l’horreur. Le bas-bleu,<text:s/>nous démontre-t-il, est la femme qui a la vanité d’écrire comme un homme. Cette manière de concevoir le bas-bleuisme est excellente, et elle a permis à M. Ryner de distinguer très nettement et de séparer sans aucune peine les ridicules femmes bas-bleus de celles qui ne le sont pas. Il ne s’est guère trompé, à mon avis,<text:s/>qu’à propos de M<text:span text:style-name="T246">m</text:span><text:span text:style-name="T247">e</text:span> Daudet et de M<text:span text:style-name="T248">me</text:span> Arvède Barine en<text:s/>dénigrant un peu trop celle-ci et en louangeant trop celle-là. Les<text:s/><text:span text:style-name="title">Névrosés</text:span><text:s/>de M<text:span text:style-name="T249">m</text:span><text:span text:style-name="T250">e</text:span> Barine sont un très bon livre auquel il ne rend pas assez justice, et les plaquettes de M<text:span text:style-name="T251">m</text:span><text:span text:style-name="T252">e</text:span> Daudet révèlent trop souvent d’ordinaire qu’elle a trop connu Edmond de Goncourt. Est-ce parce que M. Ryner a collaboré avec Alphonse Daudet à la traduction française du provençal Baptiste Bonnet qu’il n’a pas osé dire tout ce qu’il y avait à dire sur la femme de celui qui fut son collaborateur ? Je lui reprocherai cette faiblesse. Et il y a enfin une dernière critique que le massacre des Amazones me suggère : M. Ryner a eu le grand tort trop souvent de ne pas se contenter d’assommer les bas-bleus en leur jetant simplement leurs livres à la tête, et de les achever en dévoilant sur leur vie privée ou sur leur beau physique des détails qui ne sont nullement littéraires. Ce sont là des écarts regrettables, et ils suffiraient à enlever au volume de M. Ryner toute sa portée, s’ils étaient plus nombreux. Mais ils ne sont qu’en tout petit nombre, heureusement.</text:p>
      <text:p text:style-name="Corpsdetexte">£</text:p>
      <text:p text:style-name="Corpsdetexte"><text:span text:style-name="T253">Chansons dolentes et joyeuses</text:span><text:span text:style-name="T254">,<text:s/></text:span>par<text:s/><text:span text:style-name="T255">Henri Delisle</text:span>,<text:s/><text:span text:style-name="T256">Société d</text:span><text:span text:style-name="T257">’</text:span><text:span text:style-name="T258">Éditions littéraires</text:span>. — Mince, trop mince plaquette. Seize chansons à peine : huit dolentes et<text:s/>huit joyeuses ; et pour les perpétrer, M. Delisle nous indique sur la couverture qu’il a mis exactement quatre ans, soit quatre chansons par an de seize vers chacune en moyenne ce qui fait soixante-quatre vers par an, soit à peu près cinq vers par mois, un vers tous les six jours ; et si ces vers étaient très bons, il n’y aurait absolument rien à dire. Malheureusement ils sont médiocres, et je crois qu’il vaut mieux ne pas insister. À<text:s/>noter cependant une<text:s/><text:span text:style-name="title">Symphonie en mineure</text:span>, d’un rythme<text:s/><text:soft-page-break/>vraiment très musical et qui prouve que si M. Delisle ne se possède pas encore, il a tout au moins cependant un sens réel de la poésie. Qu’il le dégage et le fortifie, nous serons les premiers à l’applaudir.</text:p>
      <text:p text:style-name="Corpsdetexte">£</text:p>
      <text:p text:style-name="Corpsdetexte"><text:span text:style-name="T259">Frissons de vie</text:span><text:span text:style-name="T260">,<text:s/></text:span>par<text:s/><text:span text:style-name="T261">Paul Henri Tessyl</text:span>,<text:s/><text:span text:style-name="T262">Bibliothèque artistique et littéraire</text:span>. — M. Tessyl fait précéder ses poésies d’une courte préface, où<text:s/>il<text:s/>nous les présente comme étant<text:s/><text:span text:style-name="quote.c">« </text:span><text:span text:style-name="quote.c">d’allures et de formes très diverses</text:span><text:span text:style-name="quote.c"> »</text:span>. Et il ajoute :<text:s/><text:span text:style-name="quote.c">« </text:span><text:span text:style-name="quote.c">L’auteur n’a voulu que traduire sincèrement, dans leur variété infinie, quelques instants d’</text:span><text:span text:style-name="quote.c">émotion.</text:span><text:span text:style-name="quote.c"><text:s/>Cherchant une forme sou</text:span><text:span text:style-name="quote.c">ple et flexible, nous avons été</text:span><text:span text:style-name="quote.c"><text:s/>amenés à nous servir<text:s/></text:span><text:span text:style-name="quote.c">tantôt du vers classique et tan</text:span><text:span text:style-name="quote.c">tôt du vers libre, ne re</text:span><text:span text:style-name="quote.c">poussant ni les strophes conven</text:span><text:span text:style-name="quote.c">tionnelles, ni les r</text:span><text:span text:style-name="quote.c">ythmes nouveaux, usant des ca</text:span><text:span text:style-name="quote.c">dences et des allitérat</text:span><text:span text:style-name="quote.c">ions aussi bien que de la rime,</text:span><text:span text:style-name="quote.c"><text:s/></text:span><text:span text:style-name="T263">n’obéissant a aucune règle</text:span><text:span text:style-name="quote.c">, n’écoutant que l’interne mélodie, revendiquant en poésie l’affranchissement des servitudes mutiles pour l’</text:span><text:span text:style-name="quote.c">intégrale liberté. »</text:span><text:s/>On ne peut qu’approuver de pareils déclarations. Reste à voir si M. Tessyl a réalisé<text:s/>le difficile programme qu’elles indiquent. Or, sur ce point, il a la modestie de ne pas se faire d’illusion.<text:s/><text:span text:style-name="quote.c">« </text:span><text:span text:style-name="quote.c">Ces quelques pages, nous dit-il en effet, ne représentent point un but atteint. Elles ne sont que<text:s/></text:span><text:span text:style-name="quote.c">des étapes sur la route de vie. »</text:span><text:s/>Disons mieux : elles sont la première étape du poète, puisqu’elles sont son premier livre ; et comme on ne peut exiger d’un premier livre de vers qu’il soit un chef-d’œuvre, nous ne l’exigerons pas des<text:s/><text:span text:style-name="title">Frissons de vie</text:span><text:s/>de M. Tessyl. Sans m’arrêter à relever des imperfections de technique et de langue, toutes choses de métier et qui disparaissent à l’apprentissage pourvu qu’on veuille s’y efforcer, je mettrai M. Tessyl en garde contre sa tendance à employer des comparaisons imprécises, telle par exemple, celle-ci, que j’extrais de son<text:s/><text:span text:style-name="title">Crépuscule dans la montagne</text:span><text:span text:style-name="T264"> </text:span><text:span text:style-name="T265">:</text:span></text:p>
      <text:p text:style-name="quote.l">Le ciel est vaporeux comme un<text:s/>baiser<text:s/>d’enfant.</text:p>
      <text:p text:style-name="Corpsdetexte">Comment un baiser d’enfant pourrait-il être<text:s/><text:span text:style-name="T266">vaporeux</text:span><text:span text:style-name="T267"> ?</text:span><text:span text:style-name="T268"><text:s/></text:span>Par contre, je constate avec le plus grand plaisir qu’il y a dans tous ses vers une jeunesse vraiment jeune, c’est-à-dire qui aspire vraiment à vivre, ne pleure pas et ne<text:s/>feint pas comme la jeunesse à la Sully Prudhomme, se<text:s/>défend<text:s/>de toute lassitude et, étant pleine de joie, ne désire qu’une seule chose : la conserver. C’est en ce sentiment de joie que la poésie de M. Tessyl consiste, et c’est par lui qu’elle se développera.</text:p>
      <text:p text:style-name="Corpsdetexte">£</text:p>
      <text:p text:style-name="Corpsdetexte"><text:span text:style-name="T269">Choix</text:span>, par<text:s/><text:span text:style-name="T270">Albert Fleury</text:span>,<text:s/><text:span text:style-name="T271">hors commerce</text:span><text:span text:style-name="T272">.<text:s/></text:span>— En un volume grand in-8, du plus bel<text:s/><text:soft-page-break/>aspect, et tiré à très<text:s/>petit nombre, M. Albert Fleury a réuni un choix de dix-huit poèmes extraits des cinq recueils qu’il a fait paraître de 1894 à 1898. M. Verhaeren avait fait de même avant M. Fleury, quand, en 1896, il rassembla pour ses amis douze pièces choisies chacune dans un cahier différent de son œuvre :<text:s/>cette idée qu’a un poète d’offrir ainsi à ses amis, à ceux qui l’ont soutenu, encouragé et applaudi, un bouquet de ses plus précieux poèmes, me paraît pleine d’une grâce charmante, et je trouve très bien que<text:s/>M. Fleury ait suivi, en cela, l’exemple de M. Verhaeren, et même qu’il ait eu plus de délicatesse par le soin qu’il a pris de mettre son<text:s/><text:span text:style-name="title">Choix</text:span><text:s/>hors commerce, tenant ainsi les fâcheux et les indifférents à l’écart. Des dix-huit poèmes choisis par<text:s/>M. Fleury, les trois derniers sont de<text:s/><text:span text:style-name="title">Pierrot</text:span><text:s/>(1898) ; ils sont précédés de cinq autres des<text:s/><text:span text:style-name="title">Impressions grises</text:span><text:s/>(1897) ; et quant<text:s/><text:span text:style-name="pb">[p.<text:s/></text:span><text:span text:style-name="pb">379</text:span><text:span text:style-name="pb">]<text:s/></text:span><text:span text:style-name="T273">aux dix premiers, ils proviennent des<text:s/></text:span><text:span text:style-name="title">Évocations</text:span><text:s/><text:span text:style-name="T274">(1894),<text:s/></text:span><text:span text:style-name="title">Paroles vers Elle</text:span><text:s/><text:span text:style-name="T275">(1895) et<text:s/></text:span><text:span text:style-name="title">Sur la Route</text:span><text:s/><text:span text:style-name="T276">(1896), sans que je puisse toutefois dire dans quelles proportions, faute d</text:span><text:span text:style-name="T277">’</text:span><text:span text:style-name="T278">avo</text:span><text:span text:style-name="T279">ir ces trois recueils. Tous se l</text:span><text:span text:style-name="T280">ient parfaitement le</text:span><text:span text:style-name="T281">s uns aux autres, en sorte que l</text:span><text:span text:style-name="T282">e<text:s/></text:span><text:span text:style-name="title">Choix</text:span><text:s/><text:span text:style-name="T283">de M. </text:span><text:span text:style-name="T284">Fleury n</text:span><text:span text:style-name="T285">’</text:span><text:span text:style-name="T286">a nullement l</text:span><text:span text:style-name="T287">’</text:span><text:span text:style-name="T288">air d</text:span><text:span text:style-name="T289">’</text:span><text:span text:style-name="T290">avoir été fait de morceaux et de fragments, mais se présente au contraire avec un aspect d</text:span><text:span text:style-name="T291">’</text:span><text:span text:style-name="T292">unité qui n</text:span><text:span text:style-name="T293">’</text:span><text:span text:style-name="T294">a rien d</text:span><text:span text:style-name="T295">’</text:span><text:span text:style-name="T296">artificiel et tient aux qualités mêmes de sa poésie. Comme elle est surtout faite de sincérité, en parcourant son florilège nous suivons son talent par toutes les phases de son développement, nous le voyons d</text:span><text:span text:style-name="T297">’</text:span><text:span text:style-name="T298">abord peiner à la recherche au rythme, puis le saisir d</text:span><text:span text:style-name="T299">’</text:span><text:span text:style-name="T300">une main plus adroite, et se rapprocher ainsi de plus en plus par ses constants efforts du moment où il en sera maître et pourra le manier en toute fantaisie au gré de son inspiration. Au début, le flot mélodique est heurté, la strophe se casse brusquement ou bien s</text:span><text:span text:style-name="T301">’</text:span><text:span text:style-name="T302">agite de gauches saccades. À</text:span><text:span text:style-name="T303"><text:s/>la fin, ses soubresauts choquants disparaissent presque entièrement, et tout permet de croire que<text:s/></text:span><text:span text:style-name="T304">M. Fleury fera mieux encore. Il</text:span><text:span text:style-name="T305"><text:s/>me semble qu</text:span><text:span text:style-name="T306">’</text:span><text:span text:style-name="T307">en publiant son<text:s/></text:span><text:span text:style-name="title">Choix</text:span><text:span text:style-name="T308">, lui-même a dû s</text:span><text:span text:style-name="T309">’</text:span><text:span text:style-name="T310">en rendre compte et considérer cette période de 1894 à 1898 comme, un temps d</text:span><text:span text:style-name="T311">’</text:span><text:span text:style-name="T312">apprentissage d</text:span><text:span text:style-name="T313">ont il est maintenant libéré. Ce recueil de poèmes choisis est comme un terme qui sépare l</text:span><text:span text:style-name="T314">’</text:span><text:span text:style-name="T315">époque désormais passée de celle qui va naître. Mais ces cinq ans écoulés, le poète ne les renie pas. C</text:span><text:span text:style-name="T316">’</text:span><text:span text:style-name="T317">est grâce au labeur qu</text:span><text:span text:style-name="T318">’</text:span><text:span text:style-name="T319">il y a dépensé qu</text:span><text:span text:style-name="T320">’</text:span><text:span text:style-name="T321">il est actuellement ce qu</text:span><text:span text:style-name="T322">’</text:span><text:span text:style-name="T323">il est, et ils sont le fonds solide de ce qu</text:span><text:span text:style-name="T324">’</text:span><text:span text:style-name="T325">il sera plus tard. C</text:span><text:span text:style-name="T326">’</text:span><text:span text:style-name="T327">est pourquoi il aur</text:span><text:span text:style-name="T328">a beau s</text:span><text:span text:style-name="T329">’</text:span><text:span text:style-name="T330">améliorer, se perfectionner, il leur conserve toute sa reconnaissance, et il la leur montre par ce<text:s/></text:span><text:span text:style-name="title">Choix</text:span><text:s/><text:span text:style-name="T331">où il les conserve pour ainsi dire eux-mêmes en ce qu</text:span><text:span text:style-name="T332">’</text:span><text:span text:style-name="T333">ils ont eu pour lui de plus parfait et de meilleur.</text:span></text:p>
      <text:p text:style-name="P334">L. de S.</text:p>
      <text:h text:style-name="Titre1" text:outline-level="1"><text:bookmark-start text:name="bookmark5"/><text:bookmark-end text:name="bookmark5"/><text:soft-page-break/><text:span text:style-name="pb">[p.<text:s/></text:span><text:span text:style-name="pb">407</text:span><text:span text:style-name="pb">]<text:s/></text:span>Bibliographie<text:s/>du<text:s/>15 juin 1899</text:h>
      <text:p text:style-name="dateline">15 juin 1899.</text:p>
      <text:p text:style-name="Corpsdetexte"><text:span text:style-name="T335">Les Yeux s’ouvrent</text:span><text:span text:style-name="T336">,<text:s/></text:span>par<text:s/><text:span text:style-name="T337">M. </text:span><text:span text:style-name="T338">C. Poinsot</text:span>,<text:s/><text:span text:style-name="T339">Bibliothèque artistique et littéraire</text:span>. — Après s’être fait connaître par un roman,<text:s/><text:span text:style-name="title">les Dents de Georgette</text:span><text:span text:style-name="T340">,</text:span><text:s/>dont nous avons rendu compte,<text:s/>M. Poinsot nous donne avec<text:s/><text:span text:style-name="title">les Yeux s’ouvrent</text:span><text:s/>le tome I de ses œuvres poétiques, et place en tête de ce volume une<text:s/>« courte déclaration ». Partant tout d’abord de ce principe qu’<text:span text:style-name="quote.c">« </text:span><text:span text:style-name="quote.c">un artiste ne doit avoir une âme large que</text:span><text:span text:style-name="quote.c"><text:s/>pour contenir ce qui est grand</text:span><text:span text:style-name="quote.c"> »</text:span>, il pose que le véritable poète doit se tenir à l’écart des écoles et des disputes littéraires ; il demande ensuite que le vers évolue librement mais raisonnablement aussi, enfin il nous exhorte à<text:s/><text:span text:style-name="quote.c">« </text:span><text:span text:style-name="quote.c">être sinc</text:span><text:span text:style-name="quote.c">ères tout simplement et en tout</text:span><text:span text:style-name="quote.c"> »</text:span>. Rien de mieux que ce programme, et il faut louer<text:s/>M. Poinsot de l’avoir conçu. Reste à voir maintenant comment il s’y<text:s/>est tenu. Au point de<text:s/>vue de la technique, la poésie de<text:s/>M. Poinsot ne sort pas un seul instant du mode de l’ancienne poésie, c’est-à-dire qu’elle est traditionnelle et n’essaye pas de s’affranchir, sinon pour<text:s/>disloquer parfois un peu plus qu’il ne serait classique les articulations<text:s/>du vers. Au point de vue de la langue, celle qu’il emploie est très claire ; mais on sent, à la lire, qu’il a un tempérament de prosateur plus<text:s/>que de poète. Il ne suffit pas, en effet, pour être poète,<text:s/>d’être clair et d’être simple, il faut<text:s/>surtout être lyrique, et cela<text:s/>encore plus maintenant qu’autrefois. Nous demandons de plus en plus au vers qu’il exprime et nous communique des émotions :<text:s/>celui de<text:s/>M. Poinsot manque ce double but parce qu’il est trop abstrait, trop dépourvu d’images sensibles ; il argumente, il raisonne, il s’efforce de persuader, mais il ne touche pas. Or cette poésie, il faut bien le dire, n’est plus de notre époque et nous ramène à<text:s/>des temps depuis longtemps passés. Notre conception de la poésie n’a<text:s/>pas cessé<text:s/>d’évoluer depuis nos origines, comme nous-mêmes du reste et tout ce qui se rapporte à nous. La poésie qui plaisait au siècle dernier ne nous émeut plus guère et nous n’aimons chez nos anciens poètes que la part<text:s/>de leur sensibilité que nous reconnaissons identique à la nôtre. Je dirai donc à<text:s/>M. Poinsot, et il ne s’en fâchera pas, que ses vers me reportent à des années lointaines et ne se lient nullement au mouvement poétique actuel. Quoi qu’il en soit, et si je lis<text:s/><text:span text:style-name="title">les Yeux s’ouvrent</text:span><text:s/>comme on doit lire tout recueil de poèmes, c’est-à-dire pour en détacher quelques fleurs, il ne me sera point difficile de composer ma gerbe, et je n’en veux pour preuve que ces vers de<text:s/><text:span text:style-name="title">la Chute</text:span><text:span text:style-name="T341"><text:s/></text:span>que je désire citer tout entiers :</text:p>
      <text:p text:style-name="quote.l">Le maître a commencé dans la forêt des chênes</text:p>
      <text:p text:style-name="quote.l">À marquer les plus gros ; et celui-ci le fut.</text:p>
      <text:p text:style-name="quote.l">À<text:s/>son altier sommet on a fixé deux chaînes ;</text:p>
      <text:soft-page-break/>
      <text:p text:style-name="quote.l">La hache a tranché l’arbre à la base du fût.</text:p>
      <text:p text:style-name="quote.l">£</text:p>
      <text:p text:style-name="quote.l">Une croix rouge au tronc désignait la victime.</text:p>
      <text:p text:style-name="quote.l">Voici le sacrifice ; on m’a dit d accourir ;</text:p>
      <text:p text:style-name="quote.l">Je suis venu, mais triste et grave, car j’estime</text:p>
      <text:p text:style-name="quote.l">Que c’est toujours poignant de voir quelqu’un mourir.</text:p>
      <text:p text:style-name="quote.l">£</text:p>
      <text:p text:style-name="quote.l">Malgré moi je frémis à la grande minute</text:p>
      <text:p text:style-name="quote.l">Où l’arbre chancelant étendit ses cent bras,</text:p>
      <text:p text:style-name="quote.l">Et, droit comme un guerrier, frappé parmi la lutte,</text:p>
      <text:p text:style-name="quote.l">Tomba tout près de nous avec un grand fracas.</text:p>
      <text:p text:style-name="quote.l">£</text:p>
      <text:p text:style-name="quote.l">Tant de sève puissante en un seul jour, perdue !</text:p>
      <text:p text:style-name="quote.l">Ô géants !<text:s/>vous souffrez lors du dernier assaut,</text:p>
      <text:p text:style-name="quote.l">Quand, le pied vous manquant, votre tête abattue</text:p>
      <text:p text:style-name="quote.l">S’en vient heurter le sol contemplé de si haut.</text:p>
      <text:p text:style-name="quote.l">£</text:p>
      <text:p text:style-name="quote.l">Car, sans doute, à l’instant où la mort vous secoue,</text:p>
      <text:p text:style-name="quote.l">La plus grande douleur que sent votre être obscur,</text:p>
      <text:p text:style-name="quote.l">C’est l’horreur de baiser la terre, — cette boue, —</text:p>
      <text:p text:style-name="quote.l">Vous dont le front serein s’immergeait dans l’azur !</text:p>
      <text:p text:style-name="Corpsdetexte"><text:span text:style-name="T342">Les Bijoux de Marguerite</text:span><text:span text:style-name="T343">,<text:s/></text:span>par<text:s/><text:span text:style-name="T344">Sébastien-Charles Leconte</text:span>,<text:s/><text:span text:style-name="T345">Mercure de France</text:span><text:span text:style-name="T346">.</text:span><text:s/>— Je n’aime pas beaucoup ce titre du nouveau recueil de<text:s/>M. Leconte :<text:s/>il me paraît un peu trop mièvre et légèrement précieux, par suite en contradiction complète avec le talent de l’auteur. Ses précédents poèmes étaient des œuvres austères.<text:s/>Et si, comparés à eux,<text:s/><text:span text:style-name="title">les Bijoux de Marguerite</text:span><text:s/>peuvent paraître l’être moins parce qu’ils sont de plus courte haleine et de lecture plus aisée, cependant ils ne dérivent d’aucune inspiration frivole :<text:s/>car chez<text:s/>M. Leconte il n’y a aucune frivolité. Nous y retrouvons le penseur épris des mythes anciens que, dans<text:s/>l’<text:span text:style-name="title">Esprit qui passe</text:span><text:s/>et le<text:s/><text:span text:style-name="title">Bouclier d’Arès</text:span>, nous avions appris à connaître. Tout en orfévrant ses<text:s/><text:span text:style-name="title">Bijoux</text:span>, le poète est demeuré fidèle à sa nature. Sa<text:s/><text:span text:style-name="title">Dédicace</text:span><text:span text:style-name="title"><text:s/>liminaire</text:span><text:s/>semblerait laisser croire le contraire ; il s’y propose, en effet, de chanter ces lointaines régions australes qu’il habite ; mais, tout compte fait, il n’en est rien, et des trente-quatre poèmes qui composent<text:s/><text:span text:style-name="title">les Bijoux de Marguerite</text:span><text:span text:style-name="T347">,</text:span><text:s/>il y en a plus de la moitié qui procèdent uniquement de l’antiquité et une quinzaine à peine qui répondent à ce que la<text:s/><text:span text:style-name="title">Dédicace</text:span><text:span text:style-name="T348"><text:s/></text:span>nous annonçait. Toute cette mythologie imprévue est fort déconcertante, et il en résulte que le livre y perd en unité de ton puisque, au<text:s/><text:soft-page-break/>lieu d’un seul, il en a deux. Ce défaut, toutefois, est racheté d’une autre manière, non seulement par l’aspect typographique et matériel du volume, dont le mérite revient à<text:s/>M. Leconte, puisque c’est lui qui l’a conçu, mais encore par l’ordre strict qui relie les uns aux autres les poèmes, explique et développe le titre même du livre, et confère à ce dernier une belle unité architecturale. Chaque bijou est célébré dans cette langue sonore et riche, trop tendue parfois et parfois trop emphatique, à laquelle<text:s/>M. Leconte nous a, pour notre plaisir, habitués ; mais, chose curieuse, ces bijoux ne sont<text:s/>pas des ornements de fête, mais<text:s/>plutôt des parures funéraires ; et<text:s/>M. Leconte s’y révèle le poète hanté d’images funèbres que l’on pouvait déjà découvrir dans ses volumes antérieurs. La Nouvelle-Calédonie ne lui<text:s/>présente que solitudes, silences tragiques, eaux plombées, ciel qui pèse, volcans éteints, races mortes<text:s/>ou condamnées. Quant à ses poèmes mythologiques, ils évoquent de préférence les enfers et les déesses infernales. Pourquoi donc<text:s/>cette idée constante de la mort ? Tient-elle à la nature même du poète, ou lui est-elle inspirée par les paysages figés au milieu desquels il vit, ou y a-t-il influence réciproque de cette nature et de ces paysages ? Voilà trois hypothèses également intéressantes, sans que, en<text:s/>ces brèves notes, j’aie le temps de choisir. Et si<text:s/>M. Leconte essaye de madrigaliser ou de<text:s/><text:span text:style-name="T349">parler amour</text:span>, il est d’ordinaire fade<text:s/>et banal, genre romance funèbre ; l’accent sincère de la passion disparaît sous le convenu des images qui l’expriment, et il tombe dans les lieux communs livresques, dans l’emphase du<text:s/><text:span text:style-name="title">Don du Diadème</text:span><text:s/>ou dans le faux rococo<text:s/><text:span text:style-name="T350">xviii</text:span><text:span text:style-name="T351">e</text:span> siècle de<text:s/>l’<text:span text:style-name="title">Orphelin</text:span><text:span text:style-name="T352">.</text:span><text:s/>C’est d’autant plus fâcheux que l’on sent chez<text:s/>M. Leconte un cœur profondément et réellement passionné. Mais par une sorte de pudeur jalouse, il cache ses sentiments sous un verbalisme trop souvent factice, comme celui des<text:s/><text:span text:style-name="title">Madrigaux de la Mer</text:span>. Voyez au contraire<text:s/><text:span text:style-name="title">Pour mon Tombeau</text:span><text:span text:style-name="T353"> :</text:span><text:s/>il s’en dégage une impression de souffrance contenue qui émeut jusqu’à l’âme ; le poète, cette fois-ci, n’est pas parvenu à nous la dérober, et c’est tant mieux pour lui et pour nous. Je comprends que<text:s/>M. Leconte répugne<text:s/>à cette prostitution de son cœur. Hélas ! tout grand poète est nécessairement un grand prostitué, et il faut qu’il vibre lui-même pour réussir à nous faire vibrer. Il ne doit pas se contenter de sentir en lui-même, il faut qu’il exprime ce qu’il a senti. Or, si<text:s/>M. Leconte a tous les dons du poète, il lui manque encore d’avoir celui-là pleinement. Sous le bel habit de parade qu’il revêt, je ne vois pas assez l’homme. C’est pourquoi je lui préférerais un vers plus pauvre si, en revanche, il était un peu plus humain. Mais ce sont là de simples désirs et je ne veux pas quitter<text:s/><text:span text:style-name="title">les Bijoux de Marguerite</text:span><text:s/>sans en louer ce pur joyau qui est<text:s/><text:span text:style-name="title">Antigone</text:span><text:span text:style-name="T354">,</text:span><text:s/>et ces strophes si musicales de<text:s/><text:span text:style-name="title">l’</text:span><text:span text:style-name="title">Enlèvement</text:span>. Je vois encore à citer plusieurs autres poèmes d’un rythme vigoureux et sûr. Ces qualités de force et de maîtrise sont remarquables chez<text:s/>M. Leconte. Elles nous permettent d’avoir confiance en lui.</text:p>
      <text:soft-page-break/>
      <text:p text:style-name="byline"><text:span text:style-name="T355">L. de 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widows="0" fo:orphans="0" style:text-autospace="none" fo:margin-top="0.3333in" fo:margin-bottom="0.1666in" fo:line-height="100%"/>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fo:hyphenate="false"/>
    </style:style>
    <style:style style:name="Titre2" style:display-name="Titre 2" style:family="paragraph" style:parent-style-name="Normal" style:next-style-name="Normal" style:default-outline-level="2">
      <style:paragraph-properties fo:keep-with-next="always" fo:keep-together="always" fo:widows="0" fo:orphans="0" style:text-autospace="none" fo:margin-top="0.25in" fo:margin-bottom="0.1666in" fo:line-height="100%"/>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fo:hyphenate="false"/>
    </style:style>
    <style:style style:name="Titre3" style:display-name="Titre 3" style:family="paragraph" style:parent-style-name="Normal" style:next-style-name="Normal" style:default-outline-level="3">
      <style:paragraph-properties fo:keep-with-next="always" fo:keep-together="always" fo:widows="0" fo:orphans="0" style:text-autospace="none" fo:margin-top="0.1666in" fo:margin-bottom="0.1666in" fo:line-height="100%" fo:margin-left="0.3937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fo:hyphenate="false"/>
    </style:style>
    <style:style style:name="Titre4" style:display-name="Titre 4" style:family="paragraph" style:parent-style-name="Normal" style:next-style-name="Corpsdetexte" style:default-outline-level="4">
      <style:paragraph-properties fo:keep-with-next="always" fo:widows="0" fo:orphans="0" fo:margin-bottom="0in" fo:line-height="100%" fo:margin-left="0.7875in">
        <style:tab-stops/>
      </style:paragraph-properties>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widows="0" fo:orphans="0" style:text-autospace="none" fo:text-align="justify" fo:margin-bottom="0.0833in" fo:line-height="150%" fo:text-indent="0.1652in"/>
      <style:text-properties style:font-name="Times New Roman" style:font-name-asian="Times New Roman" style:font-name-complex="Times New Roman" fo:font-size="12pt" style:font-size-asian="12pt" style:font-size-complex="10pt" style:language-asian="zh" style:country-asian="CN"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fo:widows="0" fo:orphans="0" text:number-lines="false" style:text-autospace="none" fo:margin-bottom="0in" fo:line-height="10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rm" style:display-name="term"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le" style:display-name="&lt;title&gt;" style:family="text" style:parent-style-name="Policepardéfaut">
      <style:text-properties fo:font-style="italic" style:font-style-asian="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4T09:52:00Z</meta:creation-date>
    <dc:date>2018-12-14T09:52:00Z</dc:date>
    <meta:template xlink:href="Normal.dotm" xlink:type="simple"/>
    <meta:editing-cycles>2</meta:editing-cycles>
    <meta:editing-duration>PT0S</meta:editing-duration>
    <meta:document-statistic meta:page-count="19" meta:paragraph-count="82" meta:word-count="6368" meta:character-count="41312" meta:row-count="291" meta:non-whitespace-character-count="35026"/>
  </office:meta>
</office:document-meta>
</file>